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2850" officeooo:paragraph-rsid="000e2850"/>
    </style:style>
    <style:style style:name="P2" style:family="paragraph" style:parent-style-name="Standard">
      <style:text-properties officeooo:paragraph-rsid="000e2850"/>
    </style:style>
    <style:style style:name="P3" style:family="paragraph" style:parent-style-name="Standard">
      <style:paragraph-properties fo:text-align="start" style:justify-single-word="false"/>
      <style:text-properties fo:font-size="30pt" officeooo:rsid="00112aa6" officeooo:paragraph-rsid="00131e5f" style:font-size-asian="31.5pt" style:font-size-complex="36pt"/>
    </style:style>
    <style:style style:name="P4" style:family="paragraph" style:parent-style-name="Standard">
      <style:paragraph-properties fo:text-align="start" style:justify-single-word="false"/>
      <style:text-properties fo:font-size="32pt" officeooo:rsid="00112aa6" officeooo:paragraph-rsid="00112aa6" style:font-size-asian="28pt" style:font-size-complex="32pt"/>
    </style:style>
    <style:style style:name="P5" style:family="paragraph" style:parent-style-name="Standard">
      <style:paragraph-properties fo:text-align="start" style:justify-single-word="false"/>
      <style:text-properties fo:font-size="36pt" officeooo:rsid="00112aa6" officeooo:paragraph-rsid="00112aa6" style:font-size-asian="31.5pt" style:font-size-complex="36pt"/>
    </style:style>
    <style:style style:name="P6" style:family="paragraph" style:parent-style-name="Standard">
      <style:text-properties fo:font-size="40pt" officeooo:rsid="00112aa6" officeooo:paragraph-rsid="00112aa6" style:font-size-asian="35pt" style:font-size-complex="40pt"/>
    </style:style>
    <style:style style:name="P7" style:family="paragraph" style:parent-style-name="Standard">
      <style:text-properties fo:font-size="48pt" officeooo:rsid="000fc4bb" officeooo:paragraph-rsid="000fc4bb"/>
    </style:style>
    <style:style style:name="P8" style:family="paragraph" style:parent-style-name="Standard">
      <style:text-properties fo:font-size="54pt" officeooo:rsid="000e2850" officeooo:paragraph-rsid="000e2850"/>
    </style:style>
    <style:style style:name="P9" style:family="paragraph" style:parent-style-name="Standard">
      <style:text-properties officeooo:rsid="000fc4bb" officeooo:paragraph-rsid="000fc4bb"/>
    </style:style>
    <style:style style:name="P10" style:family="paragraph" style:parent-style-name="Standard">
      <style:paragraph-properties fo:break-before="page"/>
      <style:text-properties officeooo:rsid="000e2850" officeooo:paragraph-rsid="000e2850"/>
    </style:style>
    <style:style style:name="P11" style:family="paragraph" style:parent-style-name="Standard">
      <style:paragraph-properties fo:break-before="page"/>
      <style:text-properties fo:font-size="48pt" officeooo:rsid="000fc4bb" officeooo:paragraph-rsid="000fc4bb"/>
    </style:style>
    <style:style style:name="P12" style:family="paragraph" style:parent-style-name="Standard">
      <style:paragraph-properties fo:break-before="page"/>
      <style:text-properties fo:font-size="40pt" officeooo:rsid="00112aa6" officeooo:paragraph-rsid="00112aa6" style:font-size-asian="35pt" style:font-size-complex="40pt"/>
    </style:style>
    <style:style style:name="P13" style:family="paragraph" style:parent-style-name="Standard">
      <style:paragraph-properties fo:text-align="start" style:justify-single-word="false" fo:break-before="page"/>
      <style:text-properties fo:font-size="36pt" officeooo:rsid="00112aa6" officeooo:paragraph-rsid="00112aa6" style:font-size-asian="31.5pt" style:font-size-complex="36pt"/>
    </style:style>
    <style:style style:name="P14" style:family="paragraph" style:parent-style-name="Standard">
      <style:paragraph-properties fo:text-align="start" style:justify-single-word="false" fo:break-before="page"/>
      <style:text-properties fo:font-size="32pt" officeooo:rsid="00112aa6" officeooo:paragraph-rsid="00112aa6" style:font-size-asian="28pt" style:font-size-complex="32pt"/>
    </style:style>
    <style:style style:name="P15" style:family="paragraph" style:parent-style-name="Standard">
      <style:paragraph-properties fo:text-align="start" style:justify-single-word="false" fo:break-before="page"/>
      <style:text-properties fo:font-size="30pt" officeooo:rsid="00112aa6" officeooo:paragraph-rsid="00131e5f" style:font-size-asian="31.5pt" style:font-size-complex="36pt"/>
    </style:style>
    <style:style style:name="P16" style:family="paragraph" style:parent-style-name="Standard">
      <style:paragraph-properties fo:break-before="page"/>
      <style:text-properties fo:font-size="66pt" officeooo:rsid="000fc4bb" officeooo:paragraph-rsid="000fc4bb" style:font-size-asian="66pt" style:font-size-complex="66pt"/>
    </style:style>
    <style:style style:name="P17" style:family="paragraph" style:parent-style-name="Standard">
      <style:paragraph-properties fo:break-before="page"/>
      <style:text-properties fo:font-size="66pt" officeooo:rsid="00112aa6" officeooo:paragraph-rsid="00112aa6" style:font-size-asian="66pt" style:font-size-complex="66pt"/>
    </style:style>
    <style:style style:name="P18" style:family="paragraph" style:parent-style-name="Standard">
      <style:paragraph-properties fo:text-align="start" style:justify-single-word="false" fo:break-before="page"/>
      <style:text-properties fo:font-size="66pt" officeooo:rsid="00112aa6" officeooo:paragraph-rsid="00112aa6" style:font-size-asian="66pt" style:font-size-complex="66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31e5f" style:font-name-asian="Liberation Serif1" style:font-name-complex="Liberation Serif1"/>
    </style:style>
    <style:style style:name="T3" style:family="text">
      <style:text-properties style:font-name="Liberation Serif1" fo:font-size="66pt" style:font-name-asian="Liberation Serif1" style:font-size-asian="66pt" style:font-name-complex="Liberation Serif1" style:font-size-complex="66pt"/>
    </style:style>
    <style:style style:name="T4" style:family="text">
      <style:text-properties style:font-name="Liberation Serif1" fo:font-size="66pt" officeooo:rsid="00131e5f" style:font-name-asian="Liberation Serif1" style:font-size-asian="66pt" style:font-name-complex="Liberation Serif1" style:font-size-complex="6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>10 </text:span><text:span text:style-name="T3">Labs 5x5</text:span></text:p>
      <text:p text:style-name="P10"><text:span text:style-name="T1"/></text:p>
      <text:p text:style-name="P8"><text:span text:style-name="T1">███████████</text:span></text:p>
      <text:p text:style-name="P8"><text:span text:style-name="T1">█░░░█░░░░░█</text:span></text:p>
      <text:p text:style-name="P8"><text:span text:style-name="T1">█░███░█████</text:span></text:p>
      <text:p text:style-name="P8"><text:span text:style-name="T1">█░█░█░█░█░█</text:span></text:p>
      <text:p text:style-name="P8"><text:span text:style-name="T1">█░█░█░█░█░█</text:span></text:p>
      <text:p text:style-name="P8"><text:span text:style-name="T1">█░█░░░░░░░█</text:span></text:p>
      <text:p text:style-name="P8"><text:span text:style-name="T1">█░█░█░█░█░█</text:span></text:p>
      <text:p text:style-name="P8"><text:span text:style-name="T1">█░░░█░█░█░█</text:span></text:p>
      <text:p text:style-name="P8"><text:span text:style-name="T1">███░███░█░█</text:span></text:p>
      <text:p text:style-name="P8"><text:span text:style-name="T1">█░░░█░░░█░█</text:span></text:p>
      <text:p text:style-name="P8"><text:span text:style-name="T1">███████████</text:span></text:p>
      <text:p text:style-name="P8"><text:soft-page-break/><text:span text:style-name="T1">███████████</text:span></text:p>
      <text:p text:style-name="P8"><text:span text:style-name="T1">█░░░░░█░░░█</text:span></text:p>
      <text:p text:style-name="P8"><text:span text:style-name="T1">█░███░█░█░█</text:span></text:p>
      <text:p text:style-name="P8"><text:span text:style-name="T1">█░█░░░░░█░█</text:span></text:p>
      <text:p text:style-name="P8"><text:span text:style-name="T1">█░█████░█░█</text:span></text:p>
      <text:p text:style-name="P8"><text:span text:style-name="T1">█░█░█░░░█░█</text:span></text:p>
      <text:p text:style-name="P8"><text:span text:style-name="T1">█░█░█░███░█</text:span></text:p>
      <text:p text:style-name="P8"><text:span text:style-name="T1">█░░░█░█░░░█</text:span></text:p>
      <text:p text:style-name="P8"><text:span text:style-name="T1">█░███░███░█</text:span></text:p>
      <text:p text:style-name="P8"><text:span text:style-name="T1">█░█░░░█░░░█</text:span></text:p>
      <text:p text:style-name="P8"><text:span text:style-name="T1">███████████</text:span></text:p>
      <text:p text:style-name="P8"><text:soft-page-break/><text:span text:style-name="T1">███████████</text:span></text:p>
      <text:p text:style-name="P8"><text:span text:style-name="T1">█░░░░░█░█░█</text:span></text:p>
      <text:p text:style-name="P8"><text:span text:style-name="T1">█░█░█░█░█░█</text:span></text:p>
      <text:p text:style-name="P8"><text:span text:style-name="T1">█░█░█░░░█░█</text:span></text:p>
      <text:p text:style-name="P8"><text:span text:style-name="T1">███░█░███░█</text:span></text:p>
      <text:p text:style-name="P8"><text:span text:style-name="T1">█░░░█░█░░░█</text:span></text:p>
      <text:p text:style-name="P8"><text:span text:style-name="T1">█░███░█░█░█</text:span></text:p>
      <text:p text:style-name="P8"><text:span text:style-name="T1">█░█░█░░░█░█</text:span></text:p>
      <text:p text:style-name="P8"><text:span text:style-name="T1">█░█░█░█░███</text:span></text:p>
      <text:p text:style-name="P8"><text:span text:style-name="T1">█░█░░░█░░░█</text:span></text:p>
      <text:p text:style-name="P8"><text:span text:style-name="T1">███████████</text:span></text:p>
      <text:p text:style-name="P8"><text:soft-page-break/><text:span text:style-name="T1">███████████</text:span></text:p>
      <text:p text:style-name="P8"><text:span text:style-name="T1">█░░░░░█░░░█</text:span></text:p>
      <text:p text:style-name="P8"><text:span text:style-name="T1">█░███░█░███</text:span></text:p>
      <text:p text:style-name="P8"><text:span text:style-name="T1">█░░░█░█░░░█</text:span></text:p>
      <text:p text:style-name="P8"><text:span text:style-name="T1">███░███░█░█</text:span></text:p>
      <text:p text:style-name="P8"><text:span text:style-name="T1">█░░░█░░░█░█</text:span></text:p>
      <text:p text:style-name="P8"><text:span text:style-name="T1">█░█░███░███</text:span></text:p>
      <text:p text:style-name="P8"><text:span text:style-name="T1">█░█░░░░░░░█</text:span></text:p>
      <text:p text:style-name="P8"><text:span text:style-name="T1">█████████░█</text:span></text:p>
      <text:p text:style-name="P8"><text:span text:style-name="T1">█░░░░░░░░░█</text:span></text:p>
      <text:p text:style-name="P8"><text:span text:style-name="T1">███████████</text:span></text:p>
      <text:p text:style-name="P8"><text:soft-page-break/><text:span text:style-name="T1">███████████</text:span></text:p>
      <text:p text:style-name="P8"><text:span text:style-name="T1">█░█░░░░░░░█</text:span></text:p>
      <text:p text:style-name="P8"><text:span text:style-name="T1">█░█░███░███</text:span></text:p>
      <text:p text:style-name="P8"><text:span text:style-name="T1">█░░░░░█░░░█</text:span></text:p>
      <text:p text:style-name="P8"><text:span text:style-name="T1">█░█████░█░█</text:span></text:p>
      <text:p text:style-name="P8"><text:span text:style-name="T1">█░░░░░█░█░█</text:span></text:p>
      <text:p text:style-name="P8"><text:span text:style-name="T1">█░█░███░█░█</text:span></text:p>
      <text:p text:style-name="P8"><text:span text:style-name="T1">█░█░░░█░█░█</text:span></text:p>
      <text:p text:style-name="P8"><text:span text:style-name="T1">███░█░█████</text:span></text:p>
      <text:p text:style-name="P8"><text:span text:style-name="T1">█░░░█░░░░░█</text:span></text:p>
      <text:p text:style-name="P8"><text:span text:style-name="T1">███████████</text:span></text:p>
      <text:p text:style-name="P8"><text:soft-page-break/><text:span text:style-name="T1">███████████</text:span></text:p>
      <text:p text:style-name="P8"><text:span text:style-name="T1">█░░░░░░░░░█</text:span></text:p>
      <text:p text:style-name="P8"><text:span text:style-name="T1">█░█░███████</text:span></text:p>
      <text:p text:style-name="P8"><text:span text:style-name="T1">█░█░░░░░░░█</text:span></text:p>
      <text:p text:style-name="P8"><text:span text:style-name="T1">█████░███░█</text:span></text:p>
      <text:p text:style-name="P8"><text:span text:style-name="T1">█░█░█░░░█░█</text:span></text:p>
      <text:p text:style-name="P8"><text:span text:style-name="T1">█░█░█████░█</text:span></text:p>
      <text:p text:style-name="P8"><text:span text:style-name="T1">█░░░░░░░░░█</text:span></text:p>
      <text:p text:style-name="P8"><text:span text:style-name="T1">█░███░███░█</text:span></text:p>
      <text:p text:style-name="P8"><text:span text:style-name="T1">█░█░░░█░░░█</text:span></text:p>
      <text:p text:style-name="P8"><text:span text:style-name="T1">███████████</text:span></text:p>
      <text:p text:style-name="P8"><text:soft-page-break/><text:span text:style-name="T1">███████████</text:span></text:p>
      <text:p text:style-name="P8"><text:span text:style-name="T1">█░█░░░░░░░█</text:span></text:p>
      <text:p text:style-name="P8"><text:span text:style-name="T1">█░█░███████</text:span></text:p>
      <text:p text:style-name="P8"><text:span text:style-name="T1">█░█░░░█░░░█</text:span></text:p>
      <text:p text:style-name="P8"><text:span text:style-name="T1">█░███░███░█</text:span></text:p>
      <text:p text:style-name="P8"><text:span text:style-name="T1">█░░░░░█░░░█</text:span></text:p>
      <text:p text:style-name="P8"><text:span text:style-name="T1">███░█████░█</text:span></text:p>
      <text:p text:style-name="P8"><text:span text:style-name="T1">█░░░░░░░░░█</text:span></text:p>
      <text:p text:style-name="P8"><text:span text:style-name="T1">█████░███░█</text:span></text:p>
      <text:p text:style-name="P8"><text:span text:style-name="T1">█░░░░░░░█░█</text:span></text:p>
      <text:p text:style-name="P8"><text:span text:style-name="T1">███████████</text:span></text:p>
      <text:p text:style-name="P8"><text:soft-page-break/><text:span text:style-name="T1">███████████</text:span></text:p>
      <text:p text:style-name="P8"><text:span text:style-name="T1">█░░░░░░░█░█</text:span></text:p>
      <text:p text:style-name="P8"><text:span text:style-name="T1">█░█████░█░█</text:span></text:p>
      <text:p text:style-name="P8"><text:span text:style-name="T1">█░█░░░█░░░█</text:span></text:p>
      <text:p text:style-name="P8"><text:span text:style-name="T1">█░█░█░█████</text:span></text:p>
      <text:p text:style-name="P8"><text:span text:style-name="T1">█░█░█░░░█░█</text:span></text:p>
      <text:p text:style-name="P8"><text:span text:style-name="T1">█░█░█████░█</text:span></text:p>
      <text:p text:style-name="P8"><text:span text:style-name="T1">█░█░█░░░░░█</text:span></text:p>
      <text:p text:style-name="P8"><text:span text:style-name="T1">█░█░███░███</text:span></text:p>
      <text:p text:style-name="P8"><text:span text:style-name="T1">█░░░░░░░░░█</text:span></text:p>
      <text:p text:style-name="P8"><text:span text:style-name="T1">███████████</text:span></text:p>
      <text:p text:style-name="P8"><text:soft-page-break/><text:span text:style-name="T1">███████████</text:span></text:p>
      <text:p text:style-name="P8"><text:span text:style-name="T1">█░░░█░░░░░█</text:span></text:p>
      <text:p text:style-name="P8"><text:span text:style-name="T1">█░█████░███</text:span></text:p>
      <text:p text:style-name="P8"><text:span text:style-name="T1">█░░░█░░░░░█</text:span></text:p>
      <text:p text:style-name="P8"><text:span text:style-name="T1">█░███░███░█</text:span></text:p>
      <text:p text:style-name="P8"><text:span text:style-name="T1">█░░░░░░░█░█</text:span></text:p>
      <text:p text:style-name="P8"><text:span text:style-name="T1">█████░███░█</text:span></text:p>
      <text:p text:style-name="P8"><text:span text:style-name="T1">█░░░█░█░█░█</text:span></text:p>
      <text:p text:style-name="P8"><text:span text:style-name="T1">███░█░█░███</text:span></text:p>
      <text:p text:style-name="P8"><text:span text:style-name="T1">█░░░░░░░░░█</text:span></text:p>
      <text:p text:style-name="P8"><text:span text:style-name="T1">███████████</text:span></text:p>
      <text:p text:style-name="P8"><text:soft-page-break/><text:span text:style-name="T1">███████████</text:span></text:p>
      <text:p text:style-name="P8"><text:span text:style-name="T1">█░█░█░█░░░█</text:span></text:p>
      <text:p text:style-name="P8"><text:span text:style-name="T1">█░█░█░█░███</text:span></text:p>
      <text:p text:style-name="P8"><text:span text:style-name="T1">█░░░░░█░░░█</text:span></text:p>
      <text:p text:style-name="P8"><text:span text:style-name="T1">█████░███░█</text:span></text:p>
      <text:p text:style-name="P8"><text:span text:style-name="T1">█░░░█░░░░░█</text:span></text:p>
      <text:p text:style-name="P8"><text:span text:style-name="T1">█░█░███░███</text:span></text:p>
      <text:p text:style-name="P8"><text:span text:style-name="T1">█░█░░░░░░░█</text:span></text:p>
      <text:p text:style-name="P8"><text:span text:style-name="T1">█░█████░█░█</text:span></text:p>
      <text:p text:style-name="P8"><text:span text:style-name="T1">█░░░░░█░█░█</text:span></text:p>
      <text:p text:style-name="P8"><text:span text:style-name="T1">███████████</text:span></text:p>
      <text:p text:style-name="P16"><text:span text:style-name="T2">10 </text:span><text:span text:style-name="T1">Labs 6x6</text:span></text:p>
      <text:p text:style-name="P11"><text:span text:style-name="T1">█████████████</text:span></text:p>
      <text:p text:style-name="P7"><text:span text:style-name="T1">█░█░░░█░░░█░█</text:span></text:p>
      <text:p text:style-name="P7"><text:span text:style-name="T1">█░█░█████░█░█</text:span></text:p>
      <text:p text:style-name="P7"><text:span text:style-name="T1">█░░░░░░░░░░░█</text:span></text:p>
      <text:p text:style-name="P7"><text:span text:style-name="T1">█░█░███░█████</text:span></text:p>
      <text:p text:style-name="P7"><text:span text:style-name="T1">█░█░░░█░░░█░█</text:span></text:p>
      <text:p text:style-name="P7"><text:span text:style-name="T1">█████░█████░█</text:span></text:p>
      <text:p text:style-name="P7"><text:span text:style-name="T1">█░█░░░░░█░░░█</text:span></text:p>
      <text:p text:style-name="P7"><text:span text:style-name="T1">█░█░███░█░█░█</text:span></text:p>
      <text:p text:style-name="P7"><text:span text:style-name="T1">█░░░█░░░░░█░█</text:span></text:p>
      <text:p text:style-name="P7"><text:span text:style-name="T1">█░███░█████░█</text:span></text:p>
      <text:p text:style-name="P7"><text:span text:style-name="T1">█░█░░░░░█░░░█</text:span></text:p>
      <text:p text:style-name="P7"><text:span text:style-name="T1">█████████████</text:span></text:p>
      <text:p text:style-name="P7"><text:soft-page-break/><text:span text:style-name="T1">█████████████</text:span></text:p>
      <text:p text:style-name="P7"><text:span text:style-name="T1">█░░░█░░░█░░░█</text:span></text:p>
      <text:p text:style-name="P7"><text:span text:style-name="T1">███░███░█░█░█</text:span></text:p>
      <text:p text:style-name="P7"><text:span text:style-name="T1">█░░░█░░░█░█░█</text:span></text:p>
      <text:p text:style-name="P7"><text:span text:style-name="T1">█░█████░█░███</text:span></text:p>
      <text:p text:style-name="P7"><text:span text:style-name="T1">█░░░█░█░█░░░█</text:span></text:p>
      <text:p text:style-name="P7"><text:span text:style-name="T1">█░█░█░█░███░█</text:span></text:p>
      <text:p text:style-name="P7"><text:span text:style-name="T1">█░█░█░░░░░█░█</text:span></text:p>
      <text:p text:style-name="P7"><text:span text:style-name="T1">█░█░█░█████░█</text:span></text:p>
      <text:p text:style-name="P7"><text:span text:style-name="T1">█░█░█░░░█░░░█</text:span></text:p>
      <text:p text:style-name="P7"><text:span text:style-name="T1">███░█░█░█░█░█</text:span></text:p>
      <text:p text:style-name="P7"><text:span text:style-name="T1">█░░░░░█░░░█░█</text:span></text:p>
      <text:p text:style-name="P7"><text:span text:style-name="T1">█████████████</text:span></text:p>
      <text:p text:style-name="P7"><text:soft-page-break/><text:span text:style-name="T1">█████████████</text:span></text:p>
      <text:p text:style-name="P7"><text:span text:style-name="T1">█░░░█░█░░░█░█</text:span></text:p>
      <text:p text:style-name="P7"><text:span text:style-name="T1">███░█░███░█░█</text:span></text:p>
      <text:p text:style-name="P7"><text:span text:style-name="T1">█░░░█░░░█░█░█</text:span></text:p>
      <text:p text:style-name="P7"><text:span text:style-name="T1">█░███░███░█░█</text:span></text:p>
      <text:p text:style-name="P7"><text:span text:style-name="T1">█░█░░░█░░░█░█</text:span></text:p>
      <text:p text:style-name="P7"><text:span text:style-name="T1">█░███░███░█░█</text:span></text:p>
      <text:p text:style-name="P7"><text:span text:style-name="T1">█░░░░░░░█░░░█</text:span></text:p>
      <text:p text:style-name="P7"><text:span text:style-name="T1">███████░█░███</text:span></text:p>
      <text:p text:style-name="P7"><text:span text:style-name="T1">█░░░░░░░░░░░█</text:span></text:p>
      <text:p text:style-name="P7"><text:span text:style-name="T1">█░█░█░███████</text:span></text:p>
      <text:p text:style-name="P7"><text:span text:style-name="T1">█░█░█░░░░░░░█</text:span></text:p>
      <text:p text:style-name="P7"><text:span text:style-name="T1">█████████████</text:span></text:p>
      <text:p text:style-name="P7"><text:soft-page-break/><text:span text:style-name="T1">█████████████</text:span></text:p>
      <text:p text:style-name="P7"><text:span text:style-name="T1">█░░░░░█░░░░░█</text:span></text:p>
      <text:p text:style-name="P7"><text:span text:style-name="T1">███░███████░█</text:span></text:p>
      <text:p text:style-name="P7"><text:span text:style-name="T1">█░░░░░█░░░█░█</text:span></text:p>
      <text:p text:style-name="P7"><text:span text:style-name="T1">█░█░█████░█░█</text:span></text:p>
      <text:p text:style-name="P7"><text:span text:style-name="T1">█░█░░░░░░░░░█</text:span></text:p>
      <text:p text:style-name="P7"><text:span text:style-name="T1">███░███████░█</text:span></text:p>
      <text:p text:style-name="P7"><text:span text:style-name="T1">█░░░█░█░░░░░█</text:span></text:p>
      <text:p text:style-name="P7"><text:span text:style-name="T1">█████░█░███░█</text:span></text:p>
      <text:p text:style-name="P7"><text:span text:style-name="T1">█░░░░░░░█░█░█</text:span></text:p>
      <text:p text:style-name="P7"><text:span text:style-name="T1">█████░███░█░█</text:span></text:p>
      <text:p text:style-name="P7"><text:span text:style-name="T1">█░░░░░░░░░█░█</text:span></text:p>
      <text:p text:style-name="P7"><text:span text:style-name="T1">█████████████</text:span></text:p>
      <text:p text:style-name="P7"><text:soft-page-break/><text:span text:style-name="T1">█████████████</text:span></text:p>
      <text:p text:style-name="P7"><text:span text:style-name="T1">█░░░░░█░░░░░█</text:span></text:p>
      <text:p text:style-name="P7"><text:span text:style-name="T1">█████░█░███░█</text:span></text:p>
      <text:p text:style-name="P7"><text:span text:style-name="T1">█░░░█░░░█░░░█</text:span></text:p>
      <text:p text:style-name="P7"><text:span text:style-name="T1">█░███░█░███░█</text:span></text:p>
      <text:p text:style-name="P7"><text:span text:style-name="T1">█░█░░░█░█░█░█</text:span></text:p>
      <text:p text:style-name="P7"><text:span text:style-name="T1">█░█░███░█░█░█</text:span></text:p>
      <text:p text:style-name="P7"><text:span text:style-name="T1">█░░░█░░░█░░░█</text:span></text:p>
      <text:p text:style-name="P7"><text:span text:style-name="T1">█░█░█████░███</text:span></text:p>
      <text:p text:style-name="P7"><text:span text:style-name="T1">█░█░█░░░░░░░█</text:span></text:p>
      <text:p text:style-name="P7"><text:span text:style-name="T1">███░█████░███</text:span></text:p>
      <text:p text:style-name="P7"><text:span text:style-name="T1">█░░░░░█░░░░░█</text:span></text:p>
      <text:p text:style-name="P7"><text:span text:style-name="T1">█████████████</text:span></text:p>
      <text:p text:style-name="P7"><text:soft-page-break/><text:span text:style-name="T1">█████████████</text:span></text:p>
      <text:p text:style-name="P7"><text:span text:style-name="T1">█░░░░░█░░░░░█</text:span></text:p>
      <text:p text:style-name="P7"><text:span text:style-name="T1">███░███░█░█░█</text:span></text:p>
      <text:p text:style-name="P7"><text:span text:style-name="T1">█░░░█░█░█░█░█</text:span></text:p>
      <text:p text:style-name="P7"><text:span text:style-name="T1">█░███░█░█░███</text:span></text:p>
      <text:p text:style-name="P7"><text:span text:style-name="T1">█░█░░░░░█░░░█</text:span></text:p>
      <text:p text:style-name="P7"><text:span text:style-name="T1">█░███████░███</text:span></text:p>
      <text:p text:style-name="P7"><text:span text:style-name="T1">█░█░░░█░░░░░█</text:span></text:p>
      <text:p text:style-name="P7"><text:span text:style-name="T1">█░█░███████░█</text:span></text:p>
      <text:p text:style-name="P7"><text:span text:style-name="T1">█░░░░░█░░░░░█</text:span></text:p>
      <text:p text:style-name="P7"><text:span text:style-name="T1">█░███░█░█░█░█</text:span></text:p>
      <text:p text:style-name="P7"><text:span text:style-name="T1">█░█░░░░░█░█░█</text:span></text:p>
      <text:p text:style-name="P7"><text:span text:style-name="T1">█████████████</text:span></text:p>
      <text:p text:style-name="P7"><text:soft-page-break/><text:span text:style-name="T1">█████████████</text:span></text:p>
      <text:p text:style-name="P7"><text:span text:style-name="T1">█░░░█░░░█░█░█</text:span></text:p>
      <text:p text:style-name="P7"><text:span text:style-name="T1">█░█░█░█░█░█░█</text:span></text:p>
      <text:p text:style-name="P7"><text:span text:style-name="T1">█░█░█░█░░░█░█</text:span></text:p>
      <text:p text:style-name="P7"><text:span text:style-name="T1">█░█████░█░█░█</text:span></text:p>
      <text:p text:style-name="P7"><text:span text:style-name="T1">█░░░█░░░█░░░█</text:span></text:p>
      <text:p text:style-name="P7"><text:span text:style-name="T1">█░███████░█░█</text:span></text:p>
      <text:p text:style-name="P7"><text:span text:style-name="T1">█░█░█░░░█░█░█</text:span></text:p>
      <text:p text:style-name="P7"><text:span text:style-name="T1">█░█░███░█░███</text:span></text:p>
      <text:p text:style-name="P7"><text:span text:style-name="T1">█░█░░░█░█░░░█</text:span></text:p>
      <text:p text:style-name="P7"><text:span text:style-name="T1">█░███░█░█░███</text:span></text:p>
      <text:p text:style-name="P7"><text:span text:style-name="T1">█░░░░░░░░░░░█</text:span></text:p>
      <text:p text:style-name="P7"><text:span text:style-name="T1">█████████████</text:span></text:p>
      <text:p text:style-name="P7"><text:soft-page-break/><text:span text:style-name="T1">█████████████</text:span></text:p>
      <text:p text:style-name="P7"><text:span text:style-name="T1">█░░░█░█░░░█░█</text:span></text:p>
      <text:p text:style-name="P7"><text:span text:style-name="T1">█░███░█░█░█░█</text:span></text:p>
      <text:p text:style-name="P7"><text:span text:style-name="T1">█░░░░░█░█░█░█</text:span></text:p>
      <text:p text:style-name="P7"><text:span text:style-name="T1">█░███░█░█░█░█</text:span></text:p>
      <text:p text:style-name="P7"><text:span text:style-name="T1">█░░░█░█░█░░░█</text:span></text:p>
      <text:p text:style-name="P7"><text:span text:style-name="T1">█░█████████░█</text:span></text:p>
      <text:p text:style-name="P7"><text:span text:style-name="T1">█░█░░░░░░░█░█</text:span></text:p>
      <text:p text:style-name="P7"><text:span text:style-name="T1">█░███░███░█░█</text:span></text:p>
      <text:p text:style-name="P7"><text:span text:style-name="T1">█░░░░░█░░░░░█</text:span></text:p>
      <text:p text:style-name="P7"><text:span text:style-name="T1">█░███░███░█░█</text:span></text:p>
      <text:p text:style-name="P7"><text:span text:style-name="T1">█░█░░░█░░░█░█</text:span></text:p>
      <text:p text:style-name="P7"><text:span text:style-name="T1">█████████████</text:span></text:p>
      <text:p text:style-name="P7"><text:soft-page-break/><text:span text:style-name="T1">█████████████</text:span></text:p>
      <text:p text:style-name="P7"><text:span text:style-name="T1">█░░░░░█░█░░░█</text:span></text:p>
      <text:p text:style-name="P7"><text:span text:style-name="T1">███░███░█░███</text:span></text:p>
      <text:p text:style-name="P7"><text:span text:style-name="T1">█░░░░░█░█░░░█</text:span></text:p>
      <text:p text:style-name="P7"><text:span text:style-name="T1">█░█░█░█░█░█░█</text:span></text:p>
      <text:p text:style-name="P7"><text:span text:style-name="T1">█░█░█░░░█░█░█</text:span></text:p>
      <text:p text:style-name="P7"><text:span text:style-name="T1">█░█████░█░█░█</text:span></text:p>
      <text:p text:style-name="P7"><text:span text:style-name="T1">█░░░░░█░░░█░█</text:span></text:p>
      <text:p text:style-name="P7"><text:span text:style-name="T1">███░███░███░█</text:span></text:p>
      <text:p text:style-name="P7"><text:span text:style-name="T1">█░░░░░█░░░█░█</text:span></text:p>
      <text:p text:style-name="P7"><text:span text:style-name="T1">█░█████████░█</text:span></text:p>
      <text:p text:style-name="P7"><text:span text:style-name="T1">█░░░░░░░░░█░█</text:span></text:p>
      <text:p text:style-name="P7"><text:span text:style-name="T1">█████████████</text:span></text:p>
      <text:p text:style-name="P7"><text:soft-page-break/><text:span text:style-name="T1">█████████████</text:span></text:p>
      <text:p text:style-name="P7"><text:span text:style-name="T1">█░░░█░█░░░░░█</text:span></text:p>
      <text:p text:style-name="P7"><text:span text:style-name="T1">█░█░█░███░███</text:span></text:p>
      <text:p text:style-name="P7"><text:span text:style-name="T1">█░█░█░░░░░█░█</text:span></text:p>
      <text:p text:style-name="P7"><text:span text:style-name="T1">███░█░█████░█</text:span></text:p>
      <text:p text:style-name="P7"><text:span text:style-name="T1">█░█░░░█░█░█░█</text:span></text:p>
      <text:p text:style-name="P7"><text:span text:style-name="T1">█░█░█░█░█░█░█</text:span></text:p>
      <text:p text:style-name="P7"><text:span text:style-name="T1">█░█░█░░░█░░░█</text:span></text:p>
      <text:p text:style-name="P7"><text:span text:style-name="T1">█░█████░███░█</text:span></text:p>
      <text:p text:style-name="P7"><text:span text:style-name="T1">█░█░░░█░░░░░█</text:span></text:p>
      <text:p text:style-name="P7"><text:span text:style-name="T1">█░█░█░███░█░█</text:span></text:p>
      <text:p text:style-name="P7"><text:span text:style-name="T1">█░░░█░░░░░█░█</text:span></text:p>
      <text:p text:style-name="P7"><text:span text:style-name="T1">█████████████</text:span></text:p>
      <text:p text:style-name="P17"><text:span text:style-name="T2">10 </text:span><text:span text:style-name="T1">Labs 7x7</text:span></text:p>
      <text:p text:style-name="P12"><text:span text:style-name="T1">███████████████</text:span></text:p>
      <text:p text:style-name="P6"><text:span text:style-name="T1">█░█░░░░░█░█░█░█</text:span></text:p>
      <text:p text:style-name="P6"><text:span text:style-name="T1">█░███░███░█░█░█</text:span></text:p>
      <text:p text:style-name="P6"><text:span text:style-name="T1">█░░░░░░░░░░░█░█</text:span></text:p>
      <text:p text:style-name="P6"><text:span text:style-name="T1">█████░█░███░█░█</text:span></text:p>
      <text:p text:style-name="P6"><text:span text:style-name="T1">█░░░░░█░█░░░█░█</text:span></text:p>
      <text:p text:style-name="P6"><text:span text:style-name="T1">███░███░█░███░█</text:span></text:p>
      <text:p text:style-name="P6"><text:span text:style-name="T1">█░█░█░░░█░░░░░█</text:span></text:p>
      <text:p text:style-name="P6"><text:span text:style-name="T1">█░█░█████░███░█</text:span></text:p>
      <text:p text:style-name="P6"><text:span text:style-name="T1">█░█░░░█░░░█░░░█</text:span></text:p>
      <text:p text:style-name="P6"><text:span text:style-name="T1">█░███░█░█░███░█</text:span></text:p>
      <text:p text:style-name="P6"><text:span text:style-name="T1">█░░░█░█░█░░░█░█</text:span></text:p>
      <text:p text:style-name="P6"><text:span text:style-name="T1">█░█░█░█░█████░█</text:span></text:p>
      <text:p text:style-name="P6"><text:span text:style-name="T1">█░█░░░█░░░█░░░█</text:span></text:p>
      <text:p text:style-name="P6"><text:span text:style-name="T1">███████████████</text:span></text:p>
      <text:p text:style-name="P6"><text:soft-page-break/><text:span text:style-name="T1">███████████████</text:span></text:p>
      <text:p text:style-name="P6"><text:span text:style-name="T1">█░░░█░░░░░░░░░█</text:span></text:p>
      <text:p text:style-name="P6"><text:span text:style-name="T1">█░█░█░█████░███</text:span></text:p>
      <text:p text:style-name="P6"><text:span text:style-name="T1">█░█░░░░░░░█░░░█</text:span></text:p>
      <text:p text:style-name="P6"><text:span text:style-name="T1">█████░█░█░█████</text:span></text:p>
      <text:p text:style-name="P6"><text:span text:style-name="T1">█░░░█░█░█░░░░░█</text:span></text:p>
      <text:p text:style-name="P6"><text:span text:style-name="T1">█░█░███░███████</text:span></text:p>
      <text:p text:style-name="P6"><text:span text:style-name="T1">█░█░░░░░█░░░░░█</text:span></text:p>
      <text:p text:style-name="P6"><text:span text:style-name="T1">█░█████░███░█░█</text:span></text:p>
      <text:p text:style-name="P6"><text:span text:style-name="T1">█░█░░░█░█░░░█░█</text:span></text:p>
      <text:p text:style-name="P6"><text:span text:style-name="T1">█░█░█████░███░█</text:span></text:p>
      <text:p text:style-name="P6"><text:span text:style-name="T1">█░░░░░█░░░░░█░█</text:span></text:p>
      <text:p text:style-name="P6"><text:span text:style-name="T1">█░█████░█░█░█░█</text:span></text:p>
      <text:p text:style-name="P6"><text:span text:style-name="T1">█░░░░░░░█░█░█░█</text:span></text:p>
      <text:p text:style-name="P6"><text:span text:style-name="T1">███████████████</text:span></text:p>
      <text:p text:style-name="P6"><text:soft-page-break/><text:span text:style-name="T1">███████████████</text:span></text:p>
      <text:p text:style-name="P6"><text:span text:style-name="T1">█░░░░░█░░░░░░░█</text:span></text:p>
      <text:p text:style-name="P6"><text:span text:style-name="T1">███░███░█░█░███</text:span></text:p>
      <text:p text:style-name="P6"><text:span text:style-name="T1">█░░░█░█░█░█░█░█</text:span></text:p>
      <text:p text:style-name="P6"><text:span text:style-name="T1">███░█░█░█████░█</text:span></text:p>
      <text:p text:style-name="P6"><text:span text:style-name="T1">█░█░░░█░█░░░░░█</text:span></text:p>
      <text:p text:style-name="P6"><text:span text:style-name="T1">█░███░█░█░█░█░█</text:span></text:p>
      <text:p text:style-name="P6"><text:span text:style-name="T1">█░█░█░░░░░█░█░█</text:span></text:p>
      <text:p text:style-name="P6"><text:span text:style-name="T1">█░█░█░███░███░█</text:span></text:p>
      <text:p text:style-name="P6"><text:span text:style-name="T1">█░░░░░█░█░█░░░█</text:span></text:p>
      <text:p text:style-name="P6"><text:span text:style-name="T1">█████░█░█░█████</text:span></text:p>
      <text:p text:style-name="P6"><text:span text:style-name="T1">█░░░░░█░░░░░█░█</text:span></text:p>
      <text:p text:style-name="P6"><text:span text:style-name="T1">█████░█████░█░█</text:span></text:p>
      <text:p text:style-name="P6"><text:span text:style-name="T1">█░░░░░░░░░█░░░█</text:span></text:p>
      <text:p text:style-name="P6"><text:span text:style-name="T1">███████████████</text:span></text:p>
      <text:p text:style-name="P6"><text:soft-page-break/><text:span text:style-name="T1">███████████████</text:span></text:p>
      <text:p text:style-name="P6"><text:span text:style-name="T1">█░░░█░█░░░░░█░█</text:span></text:p>
      <text:p text:style-name="P6"><text:span text:style-name="T1">███░█░█░█░███░█</text:span></text:p>
      <text:p text:style-name="P6"><text:span text:style-name="T1">█░░░░░█░█░░░░░█</text:span></text:p>
      <text:p text:style-name="P6"><text:span text:style-name="T1">███░███░███████</text:span></text:p>
      <text:p text:style-name="P6"><text:span text:style-name="T1">█░░░█░░░░░░░░░█</text:span></text:p>
      <text:p text:style-name="P6"><text:span text:style-name="T1">███░█░█████░███</text:span></text:p>
      <text:p text:style-name="P6"><text:span text:style-name="T1">█░░░░░█░░░█░░░█</text:span></text:p>
      <text:p text:style-name="P6"><text:span text:style-name="T1">███░███░███████</text:span></text:p>
      <text:p text:style-name="P6"><text:span text:style-name="T1">█░░░░░░░░░█░█░█</text:span></text:p>
      <text:p text:style-name="P6"><text:span text:style-name="T1">█░███████░█░█░█</text:span></text:p>
      <text:p text:style-name="P6"><text:span text:style-name="T1">█░█░░░█░█░█░░░█</text:span></text:p>
      <text:p text:style-name="P6"><text:span text:style-name="T1">█░█░███░█░█░█░█</text:span></text:p>
      <text:p text:style-name="P6"><text:span text:style-name="T1">█░░░░░█░░░░░█░█</text:span></text:p>
      <text:p text:style-name="P6"><text:span text:style-name="T1">███████████████</text:span></text:p>
      <text:p text:style-name="P6"><text:soft-page-break/><text:span text:style-name="T1">███████████████</text:span></text:p>
      <text:p text:style-name="P6"><text:span text:style-name="T1">█░░░░░░░░░░░░░█</text:span></text:p>
      <text:p text:style-name="P6"><text:span text:style-name="T1">█░█░█████░███░█</text:span></text:p>
      <text:p text:style-name="P6"><text:span text:style-name="T1">█░█░█░░░░░█░░░█</text:span></text:p>
      <text:p text:style-name="P6"><text:span text:style-name="T1">█░███░█░█░█░█░█</text:span></text:p>
      <text:p text:style-name="P6"><text:span text:style-name="T1">█░░░█░█░█░█░█░█</text:span></text:p>
      <text:p text:style-name="P6"><text:span text:style-name="T1">█░█████████░█░█</text:span></text:p>
      <text:p text:style-name="P6"><text:span text:style-name="T1">█░░░░░█░█░█░█░█</text:span></text:p>
      <text:p text:style-name="P6"><text:span text:style-name="T1">███████░█░███░█</text:span></text:p>
      <text:p text:style-name="P6"><text:span text:style-name="T1">█░░░█░█░░░░░░░█</text:span></text:p>
      <text:p text:style-name="P6"><text:span text:style-name="T1">███░█░█░█████░█</text:span></text:p>
      <text:p text:style-name="P6"><text:span text:style-name="T1">█░░░░░░░█░░░░░█</text:span></text:p>
      <text:p text:style-name="P6"><text:span text:style-name="T1">█░█░███░█░███░█</text:span></text:p>
      <text:p text:style-name="P6"><text:span text:style-name="T1">█░█░█░░░█░█░░░█</text:span></text:p>
      <text:p text:style-name="P6"><text:span text:style-name="T1">███████████████</text:span></text:p>
      <text:p text:style-name="P6"><text:soft-page-break/><text:span text:style-name="T1">███████████████</text:span></text:p>
      <text:p text:style-name="P6"><text:span text:style-name="T1">█░█░░░░░█░░░░░█</text:span></text:p>
      <text:p text:style-name="P6"><text:span text:style-name="T1">█░█░███░█░█░███</text:span></text:p>
      <text:p text:style-name="P6"><text:span text:style-name="T1">█░░░█░░░█░█░░░█</text:span></text:p>
      <text:p text:style-name="P6"><text:span text:style-name="T1">███░█████░███░█</text:span></text:p>
      <text:p text:style-name="P6"><text:span text:style-name="T1">█░█░░░█░░░░░█░█</text:span></text:p>
      <text:p text:style-name="P6"><text:span text:style-name="T1">█░███░███░███░█</text:span></text:p>
      <text:p text:style-name="P6"><text:span text:style-name="T1">█░░░█░░░█░█░░░█</text:span></text:p>
      <text:p text:style-name="P6"><text:span text:style-name="T1">███░█░█░█░███░█</text:span></text:p>
      <text:p text:style-name="P6"><text:span text:style-name="T1">█░░░░░█░░░█░░░█</text:span></text:p>
      <text:p text:style-name="P6"><text:span text:style-name="T1">█░███████░███░█</text:span></text:p>
      <text:p text:style-name="P6"><text:span text:style-name="T1">█░░░█░░░░░░░█░█</text:span></text:p>
      <text:p text:style-name="P6"><text:span text:style-name="T1">███░█████░███░█</text:span></text:p>
      <text:p text:style-name="P6"><text:span text:style-name="T1">█░░░█░░░░░█░░░█</text:span></text:p>
      <text:p text:style-name="P6"><text:span text:style-name="T1">███████████████</text:span></text:p>
      <text:p text:style-name="P6"><text:soft-page-break/><text:span text:style-name="T1">███████████████</text:span></text:p>
      <text:p text:style-name="P6"><text:span text:style-name="T1">█░░░░░░░█░░░░░█</text:span></text:p>
      <text:p text:style-name="P6"><text:span text:style-name="T1">█████░███░███░█</text:span></text:p>
      <text:p text:style-name="P6"><text:span text:style-name="T1">█░█░░░█░░░█░░░█</text:span></text:p>
      <text:p text:style-name="P6"><text:span text:style-name="T1">█░███░█░█████░█</text:span></text:p>
      <text:p text:style-name="P6"><text:span text:style-name="T1">█░░░█░░░░░░░█░█</text:span></text:p>
      <text:p text:style-name="P6"><text:span text:style-name="T1">███░█████░█████</text:span></text:p>
      <text:p text:style-name="P6"><text:span text:style-name="T1">█░░░█░░░█░░░█░█</text:span></text:p>
      <text:p text:style-name="P6"><text:span text:style-name="T1">███░█░███░███░█</text:span></text:p>
      <text:p text:style-name="P6"><text:span text:style-name="T1">█░░░░░░░░░░░░░█</text:span></text:p>
      <text:p text:style-name="P6"><text:span text:style-name="T1">█░███░█████░███</text:span></text:p>
      <text:p text:style-name="P6"><text:span text:style-name="T1">█░█░░░░░█░█░█░█</text:span></text:p>
      <text:p text:style-name="P6"><text:span text:style-name="T1">█░█████░█░█░█░█</text:span></text:p>
      <text:p text:style-name="P6"><text:span text:style-name="T1">█░░░█░░░█░░░░░█</text:span></text:p>
      <text:p text:style-name="P6"><text:span text:style-name="T1">███████████████</text:span></text:p>
      <text:p text:style-name="P6"><text:soft-page-break/><text:span text:style-name="T1">███████████████</text:span></text:p>
      <text:p text:style-name="P6"><text:span text:style-name="T1">█░░░█░█░░░█░█░█</text:span></text:p>
      <text:p text:style-name="P6"><text:span text:style-name="T1">███░█░█░███░█░█</text:span></text:p>
      <text:p text:style-name="P6"><text:span text:style-name="T1">█░░░░░█░█░█░░░█</text:span></text:p>
      <text:p text:style-name="P6"><text:span text:style-name="T1">███░███░█░█░███</text:span></text:p>
      <text:p text:style-name="P6"><text:span text:style-name="T1">█░█░░░░░░░░░░░█</text:span></text:p>
      <text:p text:style-name="P6"><text:span text:style-name="T1">█░█░█░███░█████</text:span></text:p>
      <text:p text:style-name="P6"><text:span text:style-name="T1">█░░░█░█░█░░░░░█</text:span></text:p>
      <text:p text:style-name="P6"><text:span text:style-name="T1">█░█████░█░███░█</text:span></text:p>
      <text:p text:style-name="P6"><text:span text:style-name="T1">█░░░█░░░░░█░░░█</text:span></text:p>
      <text:p text:style-name="P6"><text:span text:style-name="T1">█░███░███░█████</text:span></text:p>
      <text:p text:style-name="P6"><text:span text:style-name="T1">█░█░█░░░█░░░█░█</text:span></text:p>
      <text:p text:style-name="P6"><text:span text:style-name="T1">█░█░█░█░█████░█</text:span></text:p>
      <text:p text:style-name="P6"><text:span text:style-name="T1">█░█░░░█░░░░░░░█</text:span></text:p>
      <text:p text:style-name="P6"><text:span text:style-name="T1">███████████████</text:span></text:p>
      <text:p text:style-name="P6"><text:soft-page-break/><text:span text:style-name="T1">███████████████</text:span></text:p>
      <text:p text:style-name="P6"><text:span text:style-name="T1">█░█░░░░░░░░░█░█</text:span></text:p>
      <text:p text:style-name="P6"><text:span text:style-name="T1">█░█████████░█░█</text:span></text:p>
      <text:p text:style-name="P6"><text:span text:style-name="T1">█░░░█░░░█░█░█░█</text:span></text:p>
      <text:p text:style-name="P6"><text:span text:style-name="T1">█░███░█░█░█░█░█</text:span></text:p>
      <text:p text:style-name="P6"><text:span text:style-name="T1">█░█░░░█░░░░░█░█</text:span></text:p>
      <text:p text:style-name="P6"><text:span text:style-name="T1">█░█░███░█████░█</text:span></text:p>
      <text:p text:style-name="P6"><text:span text:style-name="T1">█░░░█░░░█░█░░░█</text:span></text:p>
      <text:p text:style-name="P6"><text:span text:style-name="T1">███░█░█░█░███░█</text:span></text:p>
      <text:p text:style-name="P6"><text:span text:style-name="T1">█░░░█░█░█░░░░░█</text:span></text:p>
      <text:p text:style-name="P6"><text:span text:style-name="T1">█░█████░█████░█</text:span></text:p>
      <text:p text:style-name="P6"><text:span text:style-name="T1">█░░░█░█░█░█░░░█</text:span></text:p>
      <text:p text:style-name="P6"><text:span text:style-name="T1">█░█░█░█░█░█░███</text:span></text:p>
      <text:p text:style-name="P6"><text:span text:style-name="T1">█░█░█░░░░░░░░░█</text:span></text:p>
      <text:p text:style-name="P6"><text:span text:style-name="T1">███████████████</text:span></text:p>
      <text:p text:style-name="P6"><text:soft-page-break/><text:span text:style-name="T1">███████████████</text:span></text:p>
      <text:p text:style-name="P6"><text:span text:style-name="T1">█░░░░░█░█░░░░░█</text:span></text:p>
      <text:p text:style-name="P6"><text:span text:style-name="T1">█░█░███░█░█████</text:span></text:p>
      <text:p text:style-name="P6"><text:span text:style-name="T1">█░█░█░░░░░░░░░█</text:span></text:p>
      <text:p text:style-name="P6"><text:span text:style-name="T1">█░█████░█░███░█</text:span></text:p>
      <text:p text:style-name="P6"><text:span text:style-name="T1">█░░░░░█░█░░░█░█</text:span></text:p>
      <text:p text:style-name="P6"><text:span text:style-name="T1">█████░█░█████░█</text:span></text:p>
      <text:p text:style-name="P6"><text:span text:style-name="T1">█░░░░░░░░░█░░░█</text:span></text:p>
      <text:p text:style-name="P6"><text:span text:style-name="T1">█░███░█████░███</text:span></text:p>
      <text:p text:style-name="P6"><text:span text:style-name="T1">█░█░░░█░░░░░░░█</text:span></text:p>
      <text:p text:style-name="P6"><text:span text:style-name="T1">█░█████░███████</text:span></text:p>
      <text:p text:style-name="P6"><text:span text:style-name="T1">█░░░█░█░░░█░░░█</text:span></text:p>
      <text:p text:style-name="P6"><text:span text:style-name="T1">█████░█░███░█░█</text:span></text:p>
      <text:p text:style-name="P6"><text:span text:style-name="T1">█░░░░░░░░░░░█░█</text:span></text:p>
      <text:p text:style-name="P6"><text:span text:style-name="T1">███████████████</text:span></text:p>
      <text:p text:style-name="P18"><text:span text:style-name="T2">10 </text:span><text:span text:style-name="T1">Labs 8x8</text:span></text:p>
      <text:p text:style-name="P13"><text:span text:style-name="T1">█████████████████</text:span></text:p>
      <text:p text:style-name="P5"><text:span text:style-name="T1">█░░░█░░░░░█░█░░░█</text:span></text:p>
      <text:p text:style-name="P5"><text:span text:style-name="T1">███░█░███░█░█░█░█</text:span></text:p>
      <text:p text:style-name="P5"><text:span text:style-name="T1">█░░░░░█░░░░░░░█░█</text:span></text:p>
      <text:p text:style-name="P5"><text:span text:style-name="T1">█░███░█░███████░█</text:span></text:p>
      <text:p text:style-name="P5"><text:span text:style-name="T1">█░█░█░█░░░░░█░█░█</text:span></text:p>
      <text:p text:style-name="P5"><text:span text:style-name="T1">███░█████░█░█░█░█</text:span></text:p>
      <text:p text:style-name="P5"><text:span text:style-name="T1">█░░░░░█░░░█░█░█░█</text:span></text:p>
      <text:p text:style-name="P5"><text:span text:style-name="T1">███░███░███░█░█░█</text:span></text:p>
      <text:p text:style-name="P5"><text:span text:style-name="T1">█░░░█░░░█░░░█░█░█</text:span></text:p>
      <text:p text:style-name="P5"><text:span text:style-name="T1">█░███░███████░█░█</text:span></text:p>
      <text:p text:style-name="P5"><text:span text:style-name="T1">█░░░░░░░░░░░█░░░█</text:span></text:p>
      <text:p text:style-name="P5"><text:span text:style-name="T1">███░█████████████</text:span></text:p>
      <text:p text:style-name="P5"><text:span text:style-name="T1">█░░░░░░░░░░░░░░░█</text:span></text:p>
      <text:p text:style-name="P5"><text:span text:style-name="T1">█░█░█████░█░█████</text:span></text:p>
      <text:p text:style-name="P5"><text:span text:style-name="T1">█░█░░░█░░░█░░░░░█</text:span></text:p>
      <text:p text:style-name="P5"><text:span text:style-name="T1">█████████████████</text:span></text:p>
      <text:p text:style-name="P5"><text:soft-page-break/><text:span text:style-name="T1">█████████████████</text:span></text:p>
      <text:p text:style-name="P5"><text:span text:style-name="T1">█░░░░░█░░░█░░░░░█</text:span></text:p>
      <text:p text:style-name="P5"><text:span text:style-name="T1">█░█░█░███░█░███░█</text:span></text:p>
      <text:p text:style-name="P5"><text:span text:style-name="T1">█░█░█░░░░░░░█░░░█</text:span></text:p>
      <text:p text:style-name="P5"><text:span text:style-name="T1">█░███░█████░███░█</text:span></text:p>
      <text:p text:style-name="P5"><text:span text:style-name="T1">█░░░█░░░█░░░█░░░█</text:span></text:p>
      <text:p text:style-name="P5"><text:span text:style-name="T1">█████░███░█░█████</text:span></text:p>
      <text:p text:style-name="P5"><text:span text:style-name="T1">█░█░█░░░█░█░░░░░█</text:span></text:p>
      <text:p text:style-name="P5"><text:span text:style-name="T1">█░█░███░███████░█</text:span></text:p>
      <text:p text:style-name="P5"><text:span text:style-name="T1">█░░░█░░░█░░░░░░░█</text:span></text:p>
      <text:p text:style-name="P5"><text:span text:style-name="T1">███░███████░███░█</text:span></text:p>
      <text:p text:style-name="P5"><text:span text:style-name="T1">█░░░█░░░█░░░░░█░█</text:span></text:p>
      <text:p text:style-name="P5"><text:span text:style-name="T1">███░█░███░███░███</text:span></text:p>
      <text:p text:style-name="P5"><text:span text:style-name="T1">█░░░█░░░█░█░█░█░█</text:span></text:p>
      <text:p text:style-name="P5"><text:span text:style-name="T1">███░███░█░█░███░█</text:span></text:p>
      <text:p text:style-name="P5"><text:span text:style-name="T1">█░░░░░░░░░░░░░░░█</text:span></text:p>
      <text:p text:style-name="P5"><text:span text:style-name="T1">█████████████████</text:span></text:p>
      <text:p text:style-name="P5"><text:soft-page-break/><text:span text:style-name="T1">█████████████████</text:span></text:p>
      <text:p text:style-name="P5"><text:span text:style-name="T1">█░█░█░░░░░█░█░░░█</text:span></text:p>
      <text:p text:style-name="P5"><text:span text:style-name="T1">█░█░███░███░███░█</text:span></text:p>
      <text:p text:style-name="P5"><text:span text:style-name="T1">█░░░░░░░█░░░░░░░█</text:span></text:p>
      <text:p text:style-name="P5"><text:span text:style-name="T1">█░█░███░█░█████░█</text:span></text:p>
      <text:p text:style-name="P5"><text:span text:style-name="T1">█░█░█░░░█░█░░░█░█</text:span></text:p>
      <text:p text:style-name="P5"><text:span text:style-name="T1">█░█░█░███░███░███</text:span></text:p>
      <text:p text:style-name="P5"><text:span text:style-name="T1">█░█░█░░░░░░░░░█░█</text:span></text:p>
      <text:p text:style-name="P5"><text:span text:style-name="T1">█░███░███████░█░█</text:span></text:p>
      <text:p text:style-name="P5"><text:span text:style-name="T1">█░█░░░░░░░░░█░█░█</text:span></text:p>
      <text:p text:style-name="P5"><text:span text:style-name="T1">███░███░█░█████░█</text:span></text:p>
      <text:p text:style-name="P5"><text:span text:style-name="T1">█░█░░░█░█░░░░░░░█</text:span></text:p>
      <text:p text:style-name="P5"><text:span text:style-name="T1">█░█░███░█░███░█░█</text:span></text:p>
      <text:p text:style-name="P5"><text:span text:style-name="T1">█░░░░░█░█░█░░░█░█</text:span></text:p>
      <text:p text:style-name="P5"><text:span text:style-name="T1">███░█░███████░█░█</text:span></text:p>
      <text:p text:style-name="P5"><text:span text:style-name="T1">█░░░█░░░░░░░█░█░█</text:span></text:p>
      <text:p text:style-name="P5"><text:span text:style-name="T1">█████████████████</text:span></text:p>
      <text:p text:style-name="P5"><text:soft-page-break/><text:span text:style-name="T1">█████████████████</text:span></text:p>
      <text:p text:style-name="P5"><text:span text:style-name="T1">█░░░░░░░░░░░░░░░█</text:span></text:p>
      <text:p text:style-name="P5"><text:span text:style-name="T1">███████████░█████</text:span></text:p>
      <text:p text:style-name="P5"><text:span text:style-name="T1">█░░░█░█░░░░░░░░░█</text:span></text:p>
      <text:p text:style-name="P5"><text:span text:style-name="T1">█░███░█░███░█░█░█</text:span></text:p>
      <text:p text:style-name="P5"><text:span text:style-name="T1">█░░░█░░░░░█░█░█░█</text:span></text:p>
      <text:p text:style-name="P5"><text:span text:style-name="T1">█░█████░███░█░█░█</text:span></text:p>
      <text:p text:style-name="P5"><text:span text:style-name="T1">█░░░█░█░░░█░█░█░█</text:span></text:p>
      <text:p text:style-name="P5"><text:span text:style-name="T1">█░███░█░█░█░█████</text:span></text:p>
      <text:p text:style-name="P5"><text:span text:style-name="T1">█░░░░░░░█░█░░░░░█</text:span></text:p>
      <text:p text:style-name="P5"><text:span text:style-name="T1">███░███░█░███████</text:span></text:p>
      <text:p text:style-name="P5"><text:span text:style-name="T1">█░█░░░█░█░░░█░░░█</text:span></text:p>
      <text:p text:style-name="P5"><text:span text:style-name="T1">█░█░███░███░█░█░█</text:span></text:p>
      <text:p text:style-name="P5"><text:span text:style-name="T1">█░█░█░█░█░░░░░█░█</text:span></text:p>
      <text:p text:style-name="P5"><text:span text:style-name="T1">█░█░█░█░███░█░███</text:span></text:p>
      <text:p text:style-name="P5"><text:span text:style-name="T1">█░░░░░█░█░░░█░░░█</text:span></text:p>
      <text:p text:style-name="P5"><text:span text:style-name="T1">█████████████████</text:span></text:p>
      <text:p text:style-name="P5"><text:soft-page-break/><text:span text:style-name="T1">█████████████████</text:span></text:p>
      <text:p text:style-name="P5"><text:span text:style-name="T1">█░░░░░░░░░█░░░█░█</text:span></text:p>
      <text:p text:style-name="P5"><text:span text:style-name="T1">█░█████████░█░█░█</text:span></text:p>
      <text:p text:style-name="P5"><text:span text:style-name="T1">█░░░░░░░░░░░█░░░█</text:span></text:p>
      <text:p text:style-name="P5"><text:span text:style-name="T1">█░█████████░█░███</text:span></text:p>
      <text:p text:style-name="P5"><text:span text:style-name="T1">█░░░█░░░█░░░█░░░█</text:span></text:p>
      <text:p text:style-name="P5"><text:span text:style-name="T1">███████░███░█░███</text:span></text:p>
      <text:p text:style-name="P5"><text:span text:style-name="T1">█░░░█░█░░░░░█░█░█</text:span></text:p>
      <text:p text:style-name="P5"><text:span text:style-name="T1">███░█░███████░█░█</text:span></text:p>
      <text:p text:style-name="P5"><text:span text:style-name="T1">█░░░░░░░░░█░░░░░█</text:span></text:p>
      <text:p text:style-name="P5"><text:span text:style-name="T1">█████░███░█████░█</text:span></text:p>
      <text:p text:style-name="P5"><text:span text:style-name="T1">█░░░█░░░█░░░░░░░█</text:span></text:p>
      <text:p text:style-name="P5"><text:span text:style-name="T1">█░█░█░███░███░███</text:span></text:p>
      <text:p text:style-name="P5"><text:span text:style-name="T1">█░█░░░░░█░░░█░░░█</text:span></text:p>
      <text:p text:style-name="P5"><text:span text:style-name="T1">█░█████░█████████</text:span></text:p>
      <text:p text:style-name="P5"><text:span text:style-name="T1">█░░░█░░░░░░░░░░░█</text:span></text:p>
      <text:p text:style-name="P5"><text:span text:style-name="T1">█████████████████</text:span></text:p>
      <text:p text:style-name="P5"><text:soft-page-break/><text:span text:style-name="T1">█████████████████</text:span></text:p>
      <text:p text:style-name="P5"><text:span text:style-name="T1">█░░░░░░░█░░░░░█░█</text:span></text:p>
      <text:p text:style-name="P5"><text:span text:style-name="T1">███████░█░███░█░█</text:span></text:p>
      <text:p text:style-name="P5"><text:span text:style-name="T1">█░░░░░░░░░█░█░░░█</text:span></text:p>
      <text:p text:style-name="P5"><text:span text:style-name="T1">█░█████░███░███░█</text:span></text:p>
      <text:p text:style-name="P5"><text:span text:style-name="T1">█░█░░░█░█░░░█░█░█</text:span></text:p>
      <text:p text:style-name="P5"><text:span text:style-name="T1">█░█░█░███░███░███</text:span></text:p>
      <text:p text:style-name="P5"><text:span text:style-name="T1">█░░░█░░░█░░░█░░░█</text:span></text:p>
      <text:p text:style-name="P5"><text:span text:style-name="T1">█░█░█░███░███░███</text:span></text:p>
      <text:p text:style-name="P5"><text:span text:style-name="T1">█░█░█░█░█░░░█░█░█</text:span></text:p>
      <text:p text:style-name="P5"><text:span text:style-name="T1">█████░█░███░█░█░█</text:span></text:p>
      <text:p text:style-name="P5"><text:span text:style-name="T1">█░░░░░░░░░░░█░░░█</text:span></text:p>
      <text:p text:style-name="P5"><text:span text:style-name="T1">███░█████░█░███░█</text:span></text:p>
      <text:p text:style-name="P5"><text:span text:style-name="T1">█░░░░░░░█░█░█░░░█</text:span></text:p>
      <text:p text:style-name="P5"><text:span text:style-name="T1">█░███░█████░█░█░█</text:span></text:p>
      <text:p text:style-name="P5"><text:span text:style-name="T1">█░░░█░█░░░░░░░█░█</text:span></text:p>
      <text:p text:style-name="P5"><text:span text:style-name="T1">█████████████████</text:span></text:p>
      <text:p text:style-name="P5"><text:soft-page-break/><text:span text:style-name="T1">█████████████████</text:span></text:p>
      <text:p text:style-name="P5"><text:span text:style-name="T1">█░░░░░░░█░░░█░░░█</text:span></text:p>
      <text:p text:style-name="P5"><text:span text:style-name="T1">███░███░█░███░███</text:span></text:p>
      <text:p text:style-name="P5"><text:span text:style-name="T1">█░░░░░█░█░░░█░█░█</text:span></text:p>
      <text:p text:style-name="P5"><text:span text:style-name="T1">█████░█████░█░█░█</text:span></text:p>
      <text:p text:style-name="P5"><text:span text:style-name="T1">█░░░░░░░█░█░█░░░█</text:span></text:p>
      <text:p text:style-name="P5"><text:span text:style-name="T1">█░█░███░█░█░███░█</text:span></text:p>
      <text:p text:style-name="P5"><text:span text:style-name="T1">█░█░█░░░█░░░░░░░█</text:span></text:p>
      <text:p text:style-name="P5"><text:span text:style-name="T1">█████░███░█░███░█</text:span></text:p>
      <text:p text:style-name="P5"><text:span text:style-name="T1">█░░░█░█░░░█░█░█░█</text:span></text:p>
      <text:p text:style-name="P5"><text:span text:style-name="T1">█░███░█████░█░███</text:span></text:p>
      <text:p text:style-name="P5"><text:span text:style-name="T1">█░█░░░░░░░█░░░░░█</text:span></text:p>
      <text:p text:style-name="P5"><text:span text:style-name="T1">█░███░█░███░███░█</text:span></text:p>
      <text:p text:style-name="P5"><text:span text:style-name="T1">█░█░░░█░░░█░░░█░█</text:span></text:p>
      <text:p text:style-name="P5"><text:span text:style-name="T1">█░███░███░█████░█</text:span></text:p>
      <text:p text:style-name="P5"><text:span text:style-name="T1">█░░░░░█░░░░░░░░░█</text:span></text:p>
      <text:p text:style-name="P5"><text:span text:style-name="T1">█████████████████</text:span></text:p>
      <text:p text:style-name="P5"><text:soft-page-break/><text:span text:style-name="T1">█████████████████</text:span></text:p>
      <text:p text:style-name="P5"><text:span text:style-name="T1">█░░░█░░░░░░░█░░░█</text:span></text:p>
      <text:p text:style-name="P5"><text:span text:style-name="T1">███░███████░███░█</text:span></text:p>
      <text:p text:style-name="P5"><text:span text:style-name="T1">█░░░░░█░░░░░░░░░█</text:span></text:p>
      <text:p text:style-name="P5"><text:span text:style-name="T1">█░███░█░█░█████░█</text:span></text:p>
      <text:p text:style-name="P5"><text:span text:style-name="T1">█░█░█░█░█░█░░░█░█</text:span></text:p>
      <text:p text:style-name="P5"><text:span text:style-name="T1">█░█░█░█░█████░█░█</text:span></text:p>
      <text:p text:style-name="P5"><text:span text:style-name="T1">█░█░█░░░░░░░░░█░█</text:span></text:p>
      <text:p text:style-name="P5"><text:span text:style-name="T1">███░█░█████░███░█</text:span></text:p>
      <text:p text:style-name="P5"><text:span text:style-name="T1">█░░░░░█░█░█░░░█░█</text:span></text:p>
      <text:p text:style-name="P5"><text:span text:style-name="T1">█░███░█░█░█░█░█░█</text:span></text:p>
      <text:p text:style-name="P5"><text:span text:style-name="T1">█░█░░░█░█░░░█░█░█</text:span></text:p>
      <text:p text:style-name="P5"><text:span text:style-name="T1">█░█████░█░███░███</text:span></text:p>
      <text:p text:style-name="P5"><text:span text:style-name="T1">█░█░█░░░█░░░█░░░█</text:span></text:p>
      <text:p text:style-name="P5"><text:span text:style-name="T1">█░█░█░███░███░███</text:span></text:p>
      <text:p text:style-name="P5"><text:span text:style-name="T1">█░░░░░░░█░░░█░░░█</text:span></text:p>
      <text:p text:style-name="P5"><text:span text:style-name="T1">█████████████████</text:span></text:p>
      <text:p text:style-name="P5"><text:soft-page-break/><text:span text:style-name="T1">█████████████████</text:span></text:p>
      <text:p text:style-name="P5"><text:span text:style-name="T1">█░░░░░█░░░░░█░░░█</text:span></text:p>
      <text:p text:style-name="P5"><text:span text:style-name="T1">█████░█░███░█░███</text:span></text:p>
      <text:p text:style-name="P5"><text:span text:style-name="T1">█░░░█░░░█░░░░░░░█</text:span></text:p>
      <text:p text:style-name="P5"><text:span text:style-name="T1">█░█████░█░███░███</text:span></text:p>
      <text:p text:style-name="P5"><text:span text:style-name="T1">█░░░█░█░█░█░░░█░█</text:span></text:p>
      <text:p text:style-name="P5"><text:span text:style-name="T1">███░█░███████░█░█</text:span></text:p>
      <text:p text:style-name="P5"><text:span text:style-name="T1">█░█░█░░░░░░░░░░░█</text:span></text:p>
      <text:p text:style-name="P5"><text:span text:style-name="T1">█░█░█░█████████░█</text:span></text:p>
      <text:p text:style-name="P5"><text:span text:style-name="T1">█░█░░░░░░░█░░░█░█</text:span></text:p>
      <text:p text:style-name="P5"><text:span text:style-name="T1">█░███░███████░█░█</text:span></text:p>
      <text:p text:style-name="P5"><text:span text:style-name="T1">█░░░█░░░░░░░█░█░█</text:span></text:p>
      <text:p text:style-name="P5"><text:span text:style-name="T1">█░█████░█░███░███</text:span></text:p>
      <text:p text:style-name="P5"><text:span text:style-name="T1">█░░░█░░░█░░░█░░░█</text:span></text:p>
      <text:p text:style-name="P5"><text:span text:style-name="T1">███░█░███░███░███</text:span></text:p>
      <text:p text:style-name="P5"><text:span text:style-name="T1">█░░░░░█░░░░░░░░░█</text:span></text:p>
      <text:p text:style-name="P5"><text:span text:style-name="T1">█████████████████</text:span></text:p>
      <text:p text:style-name="P5"><text:soft-page-break/><text:span text:style-name="T1">█████████████████</text:span></text:p>
      <text:p text:style-name="P5"><text:span text:style-name="T1">█░░░░░█░█░░░█░░░█</text:span></text:p>
      <text:p text:style-name="P5"><text:span text:style-name="T1">█████░█░███░█░█░█</text:span></text:p>
      <text:p text:style-name="P5"><text:span text:style-name="T1">█░░░░░░░░░█░░░█░█</text:span></text:p>
      <text:p text:style-name="P5"><text:span text:style-name="T1">█████░█████░█░███</text:span></text:p>
      <text:p text:style-name="P5"><text:span text:style-name="T1">█░█░░░░░█░░░█░░░█</text:span></text:p>
      <text:p text:style-name="P5"><text:span text:style-name="T1">█░█░█░█░█████░███</text:span></text:p>
      <text:p text:style-name="P5"><text:span text:style-name="T1">█░█░█░█░█░█░█░░░█</text:span></text:p>
      <text:p text:style-name="P5"><text:span text:style-name="T1">█░█░█████░█░███░█</text:span></text:p>
      <text:p text:style-name="P5"><text:span text:style-name="T1">█░░░█░█░░░░░█░░░█</text:span></text:p>
      <text:p text:style-name="P5"><text:span text:style-name="T1">█░█░█░█████░█░█░█</text:span></text:p>
      <text:p text:style-name="P5"><text:span text:style-name="T1">█░█░█░█░░░█░░░█░█</text:span></text:p>
      <text:p text:style-name="P5"><text:span text:style-name="T1">█░███░███░█░███░█</text:span></text:p>
      <text:p text:style-name="P5"><text:span text:style-name="T1">█░█░█░░░░░█░█░░░█</text:span></text:p>
      <text:p text:style-name="P5"><text:span text:style-name="T1">█░█░███░█░█░███░█</text:span></text:p>
      <text:p text:style-name="P5"><text:span text:style-name="T1">█░░░░░░░█░░░█░░░█</text:span></text:p>
      <text:p text:style-name="P5"><text:span text:style-name="T1">█████████████████</text:span></text:p>
      <text:p text:style-name="P18"><text:span text:style-name="T2">10 </text:span><text:span text:style-name="T1">Labs 9x9</text:span></text:p>
      <text:p text:style-name="P14"><text:span text:style-name="T1">███████████████████</text:span></text:p>
      <text:p text:style-name="P4"><text:span text:style-name="T1">█░░░█░░░█░░░░░░░░░█</text:span></text:p>
      <text:p text:style-name="P4"><text:span text:style-name="T1">█░███░█████████░███</text:span></text:p>
      <text:p text:style-name="P4"><text:span text:style-name="T1">█░░░░░░░█░░░░░░░░░█</text:span></text:p>
      <text:p text:style-name="P4"><text:span text:style-name="T1">█░█████████░█░█████</text:span></text:p>
      <text:p text:style-name="P4"><text:span text:style-name="T1">█░█░░░░░░░█░█░░░░░█</text:span></text:p>
      <text:p text:style-name="P4"><text:span text:style-name="T1">█░███░█░█░█░█░███░█</text:span></text:p>
      <text:p text:style-name="P4"><text:span text:style-name="T1">█░░░█░█░█░░░█░░░█░█</text:span></text:p>
      <text:p text:style-name="P4"><text:span text:style-name="T1">█░█░█░███░█████░█░█</text:span></text:p>
      <text:p text:style-name="P4"><text:span text:style-name="T1">█░█░█░░░█░█░░░░░█░█</text:span></text:p>
      <text:p text:style-name="P4"><text:span text:style-name="T1">█░█░█░███████████░█</text:span></text:p>
      <text:p text:style-name="P4"><text:span text:style-name="T1">█░█░█░█░░░█░░░█░░░█</text:span></text:p>
      <text:p text:style-name="P4"><text:span text:style-name="T1">███░███░█░███░███░█</text:span></text:p>
      <text:p text:style-name="P4"><text:span text:style-name="T1">█░░░░░█░█░░░░░░░░░█</text:span></text:p>
      <text:p text:style-name="P4"><text:span text:style-name="T1">███░█░███░█░███░███</text:span></text:p>
      <text:p text:style-name="P4"><text:span text:style-name="T1">█░░░█░█░█░█░░░█░░░█</text:span></text:p>
      <text:p text:style-name="P4"><text:span text:style-name="T1">█░█████░█░█████████</text:span></text:p>
      <text:p text:style-name="P4"><text:span text:style-name="T1">█░░░░░░░░░░░░░░░░░█</text:span></text:p>
      <text:p text:style-name="P4"><text:span text:style-name="T1">███████████████████</text:span></text:p>
      <text:p text:style-name="P4"><text:soft-page-break/><text:span text:style-name="T1">███████████████████</text:span></text:p>
      <text:p text:style-name="P4"><text:span text:style-name="T1">█░░░░░█░░░░░░░░░░░█</text:span></text:p>
      <text:p text:style-name="P4"><text:span text:style-name="T1">█████░█░█████░███░█</text:span></text:p>
      <text:p text:style-name="P4"><text:span text:style-name="T1">█░█░░░░░░░░░█░█░░░█</text:span></text:p>
      <text:p text:style-name="P4"><text:span text:style-name="T1">█░█░█████░███░█████</text:span></text:p>
      <text:p text:style-name="P4"><text:span text:style-name="T1">█░░░█░░░█░█░░░█░░░█</text:span></text:p>
      <text:p text:style-name="P4"><text:span text:style-name="T1">█████░█░█████░███░█</text:span></text:p>
      <text:p text:style-name="P4"><text:span text:style-name="T1">█░░░█░█░░░█░░░░░█░█</text:span></text:p>
      <text:p text:style-name="P4"><text:span text:style-name="T1">███░█░███████░█░█░█</text:span></text:p>
      <text:p text:style-name="P4"><text:span text:style-name="T1">█░░░░░█░░░░░░░█░░░█</text:span></text:p>
      <text:p text:style-name="P4"><text:span text:style-name="T1">█████░███░█░█░█░███</text:span></text:p>
      <text:p text:style-name="P4"><text:span text:style-name="T1">█░░░░░█░░░█░█░█░█░█</text:span></text:p>
      <text:p text:style-name="P4"><text:span text:style-name="T1">█░█░█████░█░█░█░█░█</text:span></text:p>
      <text:p text:style-name="P4"><text:span text:style-name="T1">█░█░░░░░░░█░█░█░░░█</text:span></text:p>
      <text:p text:style-name="P4"><text:span text:style-name="T1">█░███░█████████░███</text:span></text:p>
      <text:p text:style-name="P4"><text:span text:style-name="T1">█░█░░░░░░░█░░░░░█░█</text:span></text:p>
      <text:p text:style-name="P4"><text:span text:style-name="T1">█░█░█░█████░█░███░█</text:span></text:p>
      <text:p text:style-name="P4"><text:span text:style-name="T1">█░█░█░█░░░░░█░░░░░█</text:span></text:p>
      <text:p text:style-name="P4"><text:span text:style-name="T1">███████████████████</text:span></text:p>
      <text:p text:style-name="P4"><text:soft-page-break/><text:span text:style-name="T1">███████████████████</text:span></text:p>
      <text:p text:style-name="P4"><text:span text:style-name="T1">█░░░░░█░█░█░░░░░░░█</text:span></text:p>
      <text:p text:style-name="P4"><text:span text:style-name="T1">█░█████░█░█░█████░█</text:span></text:p>
      <text:p text:style-name="P4"><text:span text:style-name="T1">█░░░░░░░░░░░░░█░░░█</text:span></text:p>
      <text:p text:style-name="P4"><text:span text:style-name="T1">███████░███████████</text:span></text:p>
      <text:p text:style-name="P4"><text:span text:style-name="T1">█░░░░░░░░░█░░░█░░░█</text:span></text:p>
      <text:p text:style-name="P4"><text:span text:style-name="T1">█░█████░█████░█░█░█</text:span></text:p>
      <text:p text:style-name="P4"><text:span text:style-name="T1">█░░░░░█░█░█░░░░░█░█</text:span></text:p>
      <text:p text:style-name="P4"><text:span text:style-name="T1">█░█░███░█░█████░███</text:span></text:p>
      <text:p text:style-name="P4"><text:span text:style-name="T1">█░█░░░█░░░░░░░░░░░█</text:span></text:p>
      <text:p text:style-name="P4"><text:span text:style-name="T1">███░███░███░█░███░█</text:span></text:p>
      <text:p text:style-name="P4"><text:span text:style-name="T1">█░░░░░█░█░█░█░░░█░█</text:span></text:p>
      <text:p text:style-name="P4"><text:span text:style-name="T1">█░█░█████░███░█░███</text:span></text:p>
      <text:p text:style-name="P4"><text:span text:style-name="T1">█░█░█░█░█░░░█░█░█░█</text:span></text:p>
      <text:p text:style-name="P4"><text:span text:style-name="T1">███░█░█░█░███████░█</text:span></text:p>
      <text:p text:style-name="P4"><text:span text:style-name="T1">█░░░░░░░░░░░█░░░░░█</text:span></text:p>
      <text:p text:style-name="P4"><text:span text:style-name="T1">█░█░███░█░█░█░█░█░█</text:span></text:p>
      <text:p text:style-name="P4"><text:span text:style-name="T1">█░█░█░░░█░█░░░█░█░█</text:span></text:p>
      <text:p text:style-name="P4"><text:span text:style-name="T1">███████████████████</text:span></text:p>
      <text:p text:style-name="P4"><text:soft-page-break/><text:span text:style-name="T1">███████████████████</text:span></text:p>
      <text:p text:style-name="P4"><text:span text:style-name="T1">█░░░░░░░░░█░░░░░░░█</text:span></text:p>
      <text:p text:style-name="P4"><text:span text:style-name="T1">█░███░█░███████░███</text:span></text:p>
      <text:p text:style-name="P4"><text:span text:style-name="T1">█░█░░░█░░░░░░░█░░░█</text:span></text:p>
      <text:p text:style-name="P4"><text:span text:style-name="T1">█░███░███░███░█░█░█</text:span></text:p>
      <text:p text:style-name="P4"><text:span text:style-name="T1">█░█░░░░░█░█░░░░░█░█</text:span></text:p>
      <text:p text:style-name="P4"><text:span text:style-name="T1">███░███████░█░███░█</text:span></text:p>
      <text:p text:style-name="P4"><text:span text:style-name="T1">█░░░░░█░░░█░█░░░█░█</text:span></text:p>
      <text:p text:style-name="P4"><text:span text:style-name="T1">█░███░█░███████░█░█</text:span></text:p>
      <text:p text:style-name="P4"><text:span text:style-name="T1">█░█░░░░░░░░░█░░░█░█</text:span></text:p>
      <text:p text:style-name="P4"><text:span text:style-name="T1">█████░███░█████████</text:span></text:p>
      <text:p text:style-name="P4"><text:span text:style-name="T1">█░█░░░░░█░█░█░█░░░█</text:span></text:p>
      <text:p text:style-name="P4"><text:span text:style-name="T1">█░███░█░███░█░███░█</text:span></text:p>
      <text:p text:style-name="P4"><text:span text:style-name="T1">█░░░░░█░█░█░░░░░░░█</text:span></text:p>
      <text:p text:style-name="P4"><text:span text:style-name="T1">█░███░███░█░█░█░█░█</text:span></text:p>
      <text:p text:style-name="P4"><text:span text:style-name="T1">█░█░█░░░█░░░█░█░█░█</text:span></text:p>
      <text:p text:style-name="P4"><text:span text:style-name="T1">█░█░█░███░█░█░█████</text:span></text:p>
      <text:p text:style-name="P4"><text:span text:style-name="T1">█░█░░░░░░░█░█░░░░░█</text:span></text:p>
      <text:p text:style-name="P4"><text:span text:style-name="T1">███████████████████</text:span></text:p>
      <text:p text:style-name="P4"><text:soft-page-break/><text:span text:style-name="T1">███████████████████</text:span></text:p>
      <text:p text:style-name="P4"><text:span text:style-name="T1">█░░░░░░░░░░░░░█░░░█</text:span></text:p>
      <text:p text:style-name="P4"><text:span text:style-name="T1">███████░█████░███░█</text:span></text:p>
      <text:p text:style-name="P4"><text:span text:style-name="T1">█░█░░░█░░░█░░░░░█░█</text:span></text:p>
      <text:p text:style-name="P4"><text:span text:style-name="T1">█░███░███████░█░█░█</text:span></text:p>
      <text:p text:style-name="P4"><text:span text:style-name="T1">█░░░░░░░░░░░░░█░█░█</text:span></text:p>
      <text:p text:style-name="P4"><text:span text:style-name="T1">█░█████░█░███████░█</text:span></text:p>
      <text:p text:style-name="P4"><text:span text:style-name="T1">█░░░░░█░█░░░█░░░█░█</text:span></text:p>
      <text:p text:style-name="P4"><text:span text:style-name="T1">███░███░█░███░█░█░█</text:span></text:p>
      <text:p text:style-name="P4"><text:span text:style-name="T1">█░░░█░░░█░█░█░█░░░█</text:span></text:p>
      <text:p text:style-name="P4"><text:span text:style-name="T1">█░███░█████░█░███░█</text:span></text:p>
      <text:p text:style-name="P4"><text:span text:style-name="T1">█░█░░░░░█░░░░░░░█░█</text:span></text:p>
      <text:p text:style-name="P4"><text:span text:style-name="T1">███░█░█████░███░███</text:span></text:p>
      <text:p text:style-name="P4"><text:span text:style-name="T1">█░█░█░░░░░░░█░░░█░█</text:span></text:p>
      <text:p text:style-name="P4"><text:span text:style-name="T1">█░███░███████░███░█</text:span></text:p>
      <text:p text:style-name="P4"><text:span text:style-name="T1">█░░░░░█░░░█░░░░░░░█</text:span></text:p>
      <text:p text:style-name="P4"><text:span text:style-name="T1">███░█░█░███████░███</text:span></text:p>
      <text:p text:style-name="P4"><text:span text:style-name="T1">█░░░█░█░░░░░░░░░░░█</text:span></text:p>
      <text:p text:style-name="P4"><text:span text:style-name="T1">███████████████████</text:span></text:p>
      <text:p text:style-name="P4"><text:soft-page-break/><text:span text:style-name="T1">███████████████████</text:span></text:p>
      <text:p text:style-name="P4"><text:span text:style-name="T1">█░░░█░░░█░░░█░░░░░█</text:span></text:p>
      <text:p text:style-name="P4"><text:span text:style-name="T1">███░█░█░███░███░█░█</text:span></text:p>
      <text:p text:style-name="P4"><text:span text:style-name="T1">█░░░░░█░░░░░░░█░█░█</text:span></text:p>
      <text:p text:style-name="P4"><text:span text:style-name="T1">█░███░█████░███░███</text:span></text:p>
      <text:p text:style-name="P4"><text:span text:style-name="T1">█░█░░░░░░░█░░░░░░░█</text:span></text:p>
      <text:p text:style-name="P4"><text:span text:style-name="T1">███░███████░███░███</text:span></text:p>
      <text:p text:style-name="P4"><text:span text:style-name="T1">█░░░█░░░█░█░█░░░░░█</text:span></text:p>
      <text:p text:style-name="P4"><text:span text:style-name="T1">█░█░█░███░█░███████</text:span></text:p>
      <text:p text:style-name="P4"><text:span text:style-name="T1">█░█░█░█░█░█░█░░░░░█</text:span></text:p>
      <text:p text:style-name="P4"><text:span text:style-name="T1">█░███░█░█░█████░█░█</text:span></text:p>
      <text:p text:style-name="P4"><text:span text:style-name="T1">█░░░░░░░█░░░░░█░█░█</text:span></text:p>
      <text:p text:style-name="P4"><text:span text:style-name="T1">███░█░███████░█░█░█</text:span></text:p>
      <text:p text:style-name="P4"><text:span text:style-name="T1">█░░░█░░░█░░░█░░░█░█</text:span></text:p>
      <text:p text:style-name="P4"><text:span text:style-name="T1">███░███░█░█░███░█░█</text:span></text:p>
      <text:p text:style-name="P4"><text:span text:style-name="T1">█░█░░░█░░░█░█░░░█░█</text:span></text:p>
      <text:p text:style-name="P4"><text:span text:style-name="T1">█░███░█░█████░███░█</text:span></text:p>
      <text:p text:style-name="P4"><text:span text:style-name="T1">█░░░░░█░░░░░░░░░█░█</text:span></text:p>
      <text:p text:style-name="P4"><text:span text:style-name="T1">███████████████████</text:span></text:p>
      <text:p text:style-name="P4"><text:soft-page-break/><text:span text:style-name="T1">███████████████████</text:span></text:p>
      <text:p text:style-name="P4"><text:span text:style-name="T1">█░░░█░░░█░░░█░░░█░█</text:span></text:p>
      <text:p text:style-name="P4"><text:span text:style-name="T1">█░█████░███░█░███░█</text:span></text:p>
      <text:p text:style-name="P4"><text:span text:style-name="T1">█░█░█░█░░░░░█░░░█░█</text:span></text:p>
      <text:p text:style-name="P4"><text:span text:style-name="T1">█░█░█░█░█████░█░█░█</text:span></text:p>
      <text:p text:style-name="P4"><text:span text:style-name="T1">█░░░█░░░█░░░█░█░█░█</text:span></text:p>
      <text:p text:style-name="P4"><text:span text:style-name="T1">█░█░███░█░███░█░█░█</text:span></text:p>
      <text:p text:style-name="P4"><text:span text:style-name="T1">█░█░░░░░░░░░█░█░░░█</text:span></text:p>
      <text:p text:style-name="P4"><text:span text:style-name="T1">█████░███░█░█████░█</text:span></text:p>
      <text:p text:style-name="P4"><text:span text:style-name="T1">█░█░░░█░░░█░░░█░█░█</text:span></text:p>
      <text:p text:style-name="P4"><text:span text:style-name="T1">█░███░█████░███░█░█</text:span></text:p>
      <text:p text:style-name="P4"><text:span text:style-name="T1">█░░░░░█░█░█░░░░░█░█</text:span></text:p>
      <text:p text:style-name="P4"><text:span text:style-name="T1">███████░█░███░███░█</text:span></text:p>
      <text:p text:style-name="P4"><text:span text:style-name="T1">█░░░█░█░░░░░█░░░█░█</text:span></text:p>
      <text:p text:style-name="P4"><text:span text:style-name="T1">█░█░█░███░███░███░█</text:span></text:p>
      <text:p text:style-name="P4"><text:span text:style-name="T1">█░█░░░░░░░░░█░█░░░█</text:span></text:p>
      <text:p text:style-name="P4"><text:span text:style-name="T1">█░█████░█████░█░███</text:span></text:p>
      <text:p text:style-name="P4"><text:span text:style-name="T1">█░░░█░░░░░░░░░░░░░█</text:span></text:p>
      <text:p text:style-name="P4"><text:span text:style-name="T1">███████████████████</text:span></text:p>
      <text:p text:style-name="P4"><text:soft-page-break/><text:span text:style-name="T1">███████████████████</text:span></text:p>
      <text:p text:style-name="P4"><text:span text:style-name="T1">█░░░░░░░█░█░░░░░█░█</text:span></text:p>
      <text:p text:style-name="P4"><text:span text:style-name="T1">█░█████░█░███░█░█░█</text:span></text:p>
      <text:p text:style-name="P4"><text:span text:style-name="T1">█░█░░░█░█░░░░░█░░░█</text:span></text:p>
      <text:p text:style-name="P4"><text:span text:style-name="T1">█░█░█░█░█░█░███████</text:span></text:p>
      <text:p text:style-name="P4"><text:span text:style-name="T1">█░█░█░█░░░█░░░░░░░█</text:span></text:p>
      <text:p text:style-name="P4"><text:span text:style-name="T1">█░█░█░█░█████░█░███</text:span></text:p>
      <text:p text:style-name="P4"><text:span text:style-name="T1">█░█░█░░░░░█░█░█░░░█</text:span></text:p>
      <text:p text:style-name="P4"><text:span text:style-name="T1">█░███░█░███░█░███░█</text:span></text:p>
      <text:p text:style-name="P4"><text:span text:style-name="T1">█░░░█░█░█░░░█░█░░░█</text:span></text:p>
      <text:p text:style-name="P4"><text:span text:style-name="T1">███░███░█░█████░███</text:span></text:p>
      <text:p text:style-name="P4"><text:span text:style-name="T1">█░█░░░█░█░░░░░░░░░█</text:span></text:p>
      <text:p text:style-name="P4"><text:span text:style-name="T1">█░███░█████░█░█████</text:span></text:p>
      <text:p text:style-name="P4"><text:span text:style-name="T1">█░░░█░░░░░█░█░█░█░█</text:span></text:p>
      <text:p text:style-name="P4"><text:span text:style-name="T1">███░███░█████░█░█░█</text:span></text:p>
      <text:p text:style-name="P4"><text:span text:style-name="T1">█░░░█░░░█░░░█░░░░░█</text:span></text:p>
      <text:p text:style-name="P4"><text:span text:style-name="T1">█░█░███░█░█░███░█░█</text:span></text:p>
      <text:p text:style-name="P4"><text:span text:style-name="T1">█░█░░░░░█░█░░░░░█░█</text:span></text:p>
      <text:p text:style-name="P4"><text:span text:style-name="T1">███████████████████</text:span></text:p>
      <text:p text:style-name="P4"><text:soft-page-break/><text:span text:style-name="T1">███████████████████</text:span></text:p>
      <text:p text:style-name="P4"><text:span text:style-name="T1">█░█░░░░░░░░░░░░░░░█</text:span></text:p>
      <text:p text:style-name="P4"><text:span text:style-name="T1">█░█░███░█████████░█</text:span></text:p>
      <text:p text:style-name="P4"><text:span text:style-name="T1">█░█░░░█░░░█░░░█░█░█</text:span></text:p>
      <text:p text:style-name="P4"><text:span text:style-name="T1">█░█░███░█████░█░█░█</text:span></text:p>
      <text:p text:style-name="P4"><text:span text:style-name="T1">█░░░░░█░░░█░░░░░░░█</text:span></text:p>
      <text:p text:style-name="P4"><text:span text:style-name="T1">█░█░███░███░███░███</text:span></text:p>
      <text:p text:style-name="P4"><text:span text:style-name="T1">█░█░█░█░░░█░░░█░░░█</text:span></text:p>
      <text:p text:style-name="P4"><text:span text:style-name="T1">█████░███░█░███░███</text:span></text:p>
      <text:p text:style-name="P4"><text:span text:style-name="T1">█░█░░░░░░░█░█░░░█░█</text:span></text:p>
      <text:p text:style-name="P4"><text:span text:style-name="T1">█░███░█░█░███████░█</text:span></text:p>
      <text:p text:style-name="P4"><text:span text:style-name="T1">█░█░░░█░█░░░█░░░█░█</text:span></text:p>
      <text:p text:style-name="P4"><text:span text:style-name="T1">█░█░█████░█████░█░█</text:span></text:p>
      <text:p text:style-name="P4"><text:span text:style-name="T1">█░█░█░█░░░░░█░░░█░█</text:span></text:p>
      <text:p text:style-name="P4"><text:span text:style-name="T1">█░███░█░█░█░█░█░█░█</text:span></text:p>
      <text:p text:style-name="P4"><text:span text:style-name="T1">█░░░░░░░█░█░█░█░░░█</text:span></text:p>
      <text:p text:style-name="P4"><text:span text:style-name="T1">█████░█░█░█░█░█░█░█</text:span></text:p>
      <text:p text:style-name="P4"><text:span text:style-name="T1">█░░░░░█░█░█░░░█░█░█</text:span></text:p>
      <text:p text:style-name="P4"><text:span text:style-name="T1">███████████████████</text:span></text:p>
      <text:p text:style-name="P4"><text:soft-page-break/><text:span text:style-name="T1">███████████████████</text:span></text:p>
      <text:p text:style-name="P4"><text:span text:style-name="T1">█░█░░░█░░░█░█░█░░░█</text:span></text:p>
      <text:p text:style-name="P4"><text:span text:style-name="T1">█░█░█░█░███░█░█░███</text:span></text:p>
      <text:p text:style-name="P4"><text:span text:style-name="T1">█░░░█░░░█░░░░░█░█░█</text:span></text:p>
      <text:p text:style-name="P4"><text:span text:style-name="T1">███████░█████░█░█░█</text:span></text:p>
      <text:p text:style-name="P4"><text:span text:style-name="T1">█░░░█░█░░░░░█░░░█░█</text:span></text:p>
      <text:p text:style-name="P4"><text:span text:style-name="T1">█░███░█░███░█░█░█░█</text:span></text:p>
      <text:p text:style-name="P4"><text:span text:style-name="T1">█░█░░░░░█░░░░░█░░░█</text:span></text:p>
      <text:p text:style-name="P4"><text:span text:style-name="T1">█░█████░█████████░█</text:span></text:p>
      <text:p text:style-name="P4"><text:span text:style-name="T1">█░█░█░░░░░█░░░░░░░█</text:span></text:p>
      <text:p text:style-name="P4"><text:span text:style-name="T1">█░█░███████████░█░█</text:span></text:p>
      <text:p text:style-name="P4"><text:span text:style-name="T1">█░░░░░░░█░█░░░░░█░█</text:span></text:p>
      <text:p text:style-name="P4"><text:span text:style-name="T1">█░█░█░█░█░█░███████</text:span></text:p>
      <text:p text:style-name="P4"><text:span text:style-name="T1">█░█░█░█░░░░░░░█░░░█</text:span></text:p>
      <text:p text:style-name="P4"><text:span text:style-name="T1">███░███░█░███░███░█</text:span></text:p>
      <text:p text:style-name="P4"><text:span text:style-name="T1">█░░░█░█░█░█░░░█░█░█</text:span></text:p>
      <text:p text:style-name="P4"><text:span text:style-name="T1">███░█░███░█████░█░█</text:span></text:p>
      <text:p text:style-name="P4"><text:span text:style-name="T1">█░░░░░░░█░░░░░░░░░█</text:span></text:p>
      <text:p text:style-name="P4"><text:span text:style-name="T1">███████████████████</text:span></text:p>
      <text:p text:style-name="P18"><text:span text:style-name="T2">10 </text:span><text:span text:style-name="T1">Labs 10x10</text:span></text:p>
      <text:p text:style-name="P15"><text:span text:style-name="T1">█████████████████████</text:span></text:p>
      <text:p text:style-name="P3"><text:span text:style-name="T1">█░░░█░░░░░░░░░█░░░█░█</text:span></text:p>
      <text:p text:style-name="P3"><text:span text:style-name="T1">███░███░█████░███░█░█</text:span></text:p>
      <text:p text:style-name="P3"><text:span text:style-name="T1">█░░░░░░░█░░░█░█░█░░░█</text:span></text:p>
      <text:p text:style-name="P3"><text:span text:style-name="T1">███░█████░███░█░█░█░█</text:span></text:p>
      <text:p text:style-name="P3"><text:span text:style-name="T1">█░░░█░░░█░░░░░░░░░█░█</text:span></text:p>
      <text:p text:style-name="P3"><text:span text:style-name="T1">███░█░███████░███░█░█</text:span></text:p>
      <text:p text:style-name="P3"><text:span text:style-name="T1">█░░░░░░░░░█░░░█░░░█░█</text:span></text:p>
      <text:p text:style-name="P3"><text:span text:style-name="T1">█░███████░███░█████░█</text:span></text:p>
      <text:p text:style-name="P3"><text:span text:style-name="T1">█░█░░░░░░░░░█░█░█░░░█</text:span></text:p>
      <text:p text:style-name="P3"><text:span text:style-name="T1">███░███░█░█░███░█░█░█</text:span></text:p>
      <text:p text:style-name="P3"><text:span text:style-name="T1">█░█░░░█░█░█░█░█░█░█░█</text:span></text:p>
      <text:p text:style-name="P3"><text:span text:style-name="T1">█░█░█████████░█░█░███</text:span></text:p>
      <text:p text:style-name="P3"><text:span text:style-name="T1">█░░░█░█░█░█░░░█░░░░░█</text:span></text:p>
      <text:p text:style-name="P3"><text:span text:style-name="T1">█░█░█░█░█░█░█████░█░█</text:span></text:p>
      <text:p text:style-name="P3"><text:span text:style-name="T1">█░█░░░█░░░░░█░░░█░█░█</text:span></text:p>
      <text:p text:style-name="P3"><text:span text:style-name="T1">███░███░█████░█░█░███</text:span></text:p>
      <text:p text:style-name="P3"><text:span text:style-name="T1">█░░░░░█░░░█░█░█░░░░░█</text:span></text:p>
      <text:p text:style-name="P3"><text:span text:style-name="T1">█░█████░███░█░███░███</text:span></text:p>
      <text:p text:style-name="P3"><text:span text:style-name="T1">█░░░░░█░░░░░░░█░░░░░█</text:span></text:p>
      <text:p text:style-name="P3"><text:span text:style-name="T1">█████████████████████</text:span></text:p>
      <text:p text:style-name="P3"><text:soft-page-break/><text:span text:style-name="T1">█████████████████████</text:span></text:p>
      <text:p text:style-name="P3"><text:span text:style-name="T1">█░█░█░░░█░█░█░░░░░░░█</text:span></text:p>
      <text:p text:style-name="P3"><text:span text:style-name="T1">█░█░█░███░█░█░█░█████</text:span></text:p>
      <text:p text:style-name="P3"><text:span text:style-name="T1">█░░░█░░░█░█░█░█░░░░░█</text:span></text:p>
      <text:p text:style-name="P3"><text:span text:style-name="T1">███░█░█░█░█░█░█░█░███</text:span></text:p>
      <text:p text:style-name="P3"><text:span text:style-name="T1">█░░░█░█░░░░░░░█░█░░░█</text:span></text:p>
      <text:p text:style-name="P3"><text:span text:style-name="T1">███░███░███████░█████</text:span></text:p>
      <text:p text:style-name="P3"><text:span text:style-name="T1">█░░░░░█░░░░░█░░░█░█░█</text:span></text:p>
      <text:p text:style-name="P3"><text:span text:style-name="T1">███░███░███████░█░█░█</text:span></text:p>
      <text:p text:style-name="P3"><text:span text:style-name="T1">█░░░░░░░█░░░█░░░░░░░█</text:span></text:p>
      <text:p text:style-name="P3"><text:span text:style-name="T1">█░█░███░███░███████░█</text:span></text:p>
      <text:p text:style-name="P3"><text:span text:style-name="T1">█░█░░░█░█░█░█░░░░░░░█</text:span></text:p>
      <text:p text:style-name="P3"><text:span text:style-name="T1">█████░███░█░█████░█░█</text:span></text:p>
      <text:p text:style-name="P3"><text:span text:style-name="T1">█░░░░░█░░░░░█░░░█░█░█</text:span></text:p>
      <text:p text:style-name="P3"><text:span text:style-name="T1">█░███░█░███░█░█░█░███</text:span></text:p>
      <text:p text:style-name="P3"><text:span text:style-name="T1">█░░░█░█░█░░░░░█░█░░░█</text:span></text:p>
      <text:p text:style-name="P3"><text:span text:style-name="T1">█████░███░█████░█░███</text:span></text:p>
      <text:p text:style-name="P3"><text:span text:style-name="T1">█░░░░░░░░░░░█░░░█░░░█</text:span></text:p>
      <text:p text:style-name="P3"><text:span text:style-name="T1">█░███░█░█████░█░█████</text:span></text:p>
      <text:p text:style-name="P3"><text:span text:style-name="T1">█░░░█░█░█░░░░░█░░░░░█</text:span></text:p>
      <text:p text:style-name="P3"><text:span text:style-name="T1">█████████████████████</text:span></text:p>
      <text:p text:style-name="P3"><text:soft-page-break/><text:span text:style-name="T1">█████████████████████</text:span></text:p>
      <text:p text:style-name="P3"><text:span text:style-name="T1">█░█░░░█░░░░░░░░░░░░░█</text:span></text:p>
      <text:p text:style-name="P3"><text:span text:style-name="T1">█░█░█░█████████████░█</text:span></text:p>
      <text:p text:style-name="P3"><text:span text:style-name="T1">█░░░█░░░░░░░░░░░░░░░█</text:span></text:p>
      <text:p text:style-name="P3"><text:span text:style-name="T1">█████░█░█░█████████░█</text:span></text:p>
      <text:p text:style-name="P3"><text:span text:style-name="T1">█░░░░░█░█░█░░░█░█░░░█</text:span></text:p>
      <text:p text:style-name="P3"><text:span text:style-name="T1">█░█████░███░███░█████</text:span></text:p>
      <text:p text:style-name="P3"><text:span text:style-name="T1">█░█░░░░░░░█░░░░░░░░░█</text:span></text:p>
      <text:p text:style-name="P3"><text:span text:style-name="T1">█░███░█░███░█████░█░█</text:span></text:p>
      <text:p text:style-name="P3"><text:span text:style-name="T1">█░█░░░█░█░█░█░░░░░█░█</text:span></text:p>
      <text:p text:style-name="P3"><text:span text:style-name="T1">███░█░█░█░█░█████░███</text:span></text:p>
      <text:p text:style-name="P3"><text:span text:style-name="T1">█░█░█░█░░░░░░░█░░░█░█</text:span></text:p>
      <text:p text:style-name="P3"><text:span text:style-name="T1">█░█████████░███████░█</text:span></text:p>
      <text:p text:style-name="P3"><text:span text:style-name="T1">█░░░░░░░░░░░█░░░░░█░█</text:span></text:p>
      <text:p text:style-name="P3"><text:span text:style-name="T1">█████░███░█░█░███░█░█</text:span></text:p>
      <text:p text:style-name="P3"><text:span text:style-name="T1">█░█░░░█░█░█░░░█░█░░░█</text:span></text:p>
      <text:p text:style-name="P3"><text:span text:style-name="T1">█░█░███░█████░█░███░█</text:span></text:p>
      <text:p text:style-name="P3"><text:span text:style-name="T1">█░█░█░░░░░█░░░█░░░█░█</text:span></text:p>
      <text:p text:style-name="P3"><text:span text:style-name="T1">█░█░█░█░███░█░███░███</text:span></text:p>
      <text:p text:style-name="P3"><text:span text:style-name="T1">█░░░░░█░█░░░█░░░░░░░█</text:span></text:p>
      <text:p text:style-name="P3"><text:span text:style-name="T1">█████████████████████</text:span></text:p>
      <text:p text:style-name="P3"><text:soft-page-break/><text:span text:style-name="T1">█████████████████████</text:span></text:p>
      <text:p text:style-name="P3"><text:span text:style-name="T1">█░░░░░█░░░░░░░░░░░░░█</text:span></text:p>
      <text:p text:style-name="P3"><text:span text:style-name="T1">█░█████░█████░███░███</text:span></text:p>
      <text:p text:style-name="P3"><text:span text:style-name="T1">█░█░░░█░█░░░█░█░░░█░█</text:span></text:p>
      <text:p text:style-name="P3"><text:span text:style-name="T1">█░█░███░█░█░█████░█░█</text:span></text:p>
      <text:p text:style-name="P3"><text:span text:style-name="T1">█░█░█░█░█░█░░░█░█░░░█</text:span></text:p>
      <text:p text:style-name="P3"><text:span text:style-name="T1">█░█░█░███░█░█░█░███░█</text:span></text:p>
      <text:p text:style-name="P3"><text:span text:style-name="T1">█░█░█░░░░░█░█░█░░░░░█</text:span></text:p>
      <text:p text:style-name="P3"><text:span text:style-name="T1">█░█░███░███░█░█░███░█</text:span></text:p>
      <text:p text:style-name="P3"><text:span text:style-name="T1">█░█░░░█░░░█░█░█░░░█░█</text:span></text:p>
      <text:p text:style-name="P3"><text:span text:style-name="T1">█░█░███░█░███████░███</text:span></text:p>
      <text:p text:style-name="P3"><text:span text:style-name="T1">█░█░█░█░█░█░░░█░░░░░█</text:span></text:p>
      <text:p text:style-name="P3"><text:span text:style-name="T1">█░█░█░███░█░█████░███</text:span></text:p>
      <text:p text:style-name="P3"><text:span text:style-name="T1">█░░░░░█░█░█░█░█░█░░░█</text:span></text:p>
      <text:p text:style-name="P3"><text:span text:style-name="T1">█░█░███░█░█░█░█░███░█</text:span></text:p>
      <text:p text:style-name="P3"><text:span text:style-name="T1">█░█░░░░░░░█░░░█░░░█░█</text:span></text:p>
      <text:p text:style-name="P3"><text:span text:style-name="T1">███░█░█░█░█░███░█░█░█</text:span></text:p>
      <text:p text:style-name="P3"><text:span text:style-name="T1">█░░░█░█░█░█░░░░░█░░░█</text:span></text:p>
      <text:p text:style-name="P3"><text:span text:style-name="T1">███████░█████░█████░█</text:span></text:p>
      <text:p text:style-name="P3"><text:span text:style-name="T1">█░░░░░░░░░░░░░░░░░█░█</text:span></text:p>
      <text:p text:style-name="P3"><text:span text:style-name="T1">█████████████████████</text:span></text:p>
      <text:p text:style-name="P3"><text:soft-page-break/><text:span text:style-name="T1">█████████████████████</text:span></text:p>
      <text:p text:style-name="P3"><text:span text:style-name="T1">█░█░░░█░░░█░░░░░█░░░█</text:span></text:p>
      <text:p text:style-name="P3"><text:span text:style-name="T1">█░█░███░█░█████░███░█</text:span></text:p>
      <text:p text:style-name="P3"><text:span text:style-name="T1">█░░░░░░░█░░░█░█░░░░░█</text:span></text:p>
      <text:p text:style-name="P3"><text:span text:style-name="T1">█░█████████░█░█░█████</text:span></text:p>
      <text:p text:style-name="P3"><text:span text:style-name="T1">█░█░░░░░░░█░█░█░█░░░█</text:span></text:p>
      <text:p text:style-name="P3"><text:span text:style-name="T1">█░█░█░███░█░█░█░█░█░█</text:span></text:p>
      <text:p text:style-name="P3"><text:span text:style-name="T1">█░█░█░█░█░█░░░░░░░█░█</text:span></text:p>
      <text:p text:style-name="P3"><text:span text:style-name="T1">█░█░█░█░█████░█░█░█░█</text:span></text:p>
      <text:p text:style-name="P3"><text:span text:style-name="T1">█░░░█░█░░░░░█░█░█░█░█</text:span></text:p>
      <text:p text:style-name="P3"><text:span text:style-name="T1">███░█░█████░███░███░█</text:span></text:p>
      <text:p text:style-name="P3"><text:span text:style-name="T1">█░█░█░░░█░░░█░░░█░░░█</text:span></text:p>
      <text:p text:style-name="P3"><text:span text:style-name="T1">█░█░███████░█░███░█░█</text:span></text:p>
      <text:p text:style-name="P3"><text:span text:style-name="T1">█░░░░░░░░░░░█░░░█░█░█</text:span></text:p>
      <text:p text:style-name="P3"><text:span text:style-name="T1">███████░███░█████████</text:span></text:p>
      <text:p text:style-name="P3"><text:span text:style-name="T1">█░░░█░█░░░█░█░░░█░█░█</text:span></text:p>
      <text:p text:style-name="P3"><text:span text:style-name="T1">███░█░█░█████░███░█░█</text:span></text:p>
      <text:p text:style-name="P3"><text:span text:style-name="T1">█░░░░░░░░░░░░░░░█░░░█</text:span></text:p>
      <text:p text:style-name="P3"><text:span text:style-name="T1">█░█░███░███░█░█░█░█░█</text:span></text:p>
      <text:p text:style-name="P3"><text:span text:style-name="T1">█░█░█░░░░░█░█░█░░░█░█</text:span></text:p>
      <text:p text:style-name="P3"><text:span text:style-name="T1">█████████████████████</text:span></text:p>
      <text:p text:style-name="P3"><text:soft-page-break/><text:span text:style-name="T1">█████████████████████</text:span></text:p>
      <text:p text:style-name="P3"><text:span text:style-name="T1">█░░░░░░░█░░░░░░░░░░░█</text:span></text:p>
      <text:p text:style-name="P3"><text:span text:style-name="T1">███████░█████░█░█████</text:span></text:p>
      <text:p text:style-name="P3"><text:span text:style-name="T1">█░█░█░█░░░░░░░█░░░░░█</text:span></text:p>
      <text:p text:style-name="P3"><text:span text:style-name="T1">█░█░█░███░███░███████</text:span></text:p>
      <text:p text:style-name="P3"><text:span text:style-name="T1">█░░░░░█░░░█░░░█░░░░░█</text:span></text:p>
      <text:p text:style-name="P3"><text:span text:style-name="T1">█░███░███░█████████░█</text:span></text:p>
      <text:p text:style-name="P3"><text:span text:style-name="T1">█░░░█░█░░░░░░░█░█░░░█</text:span></text:p>
      <text:p text:style-name="P3"><text:span text:style-name="T1">███░█░█░█░█████░███░█</text:span></text:p>
      <text:p text:style-name="P3"><text:span text:style-name="T1">█░░░█░█░█░█░█░░░█░░░█</text:span></text:p>
      <text:p text:style-name="P3"><text:span text:style-name="T1">█████░█░█░█░█░█░█░█░█</text:span></text:p>
      <text:p text:style-name="P3"><text:span text:style-name="T1">█░█░░░░░█░░░░░█░░░█░█</text:span></text:p>
      <text:p text:style-name="P3"><text:span text:style-name="T1">█░█░█░█████░█████░█░█</text:span></text:p>
      <text:p text:style-name="P3"><text:span text:style-name="T1">█░░░█░░░█░░░█░░░░░█░█</text:span></text:p>
      <text:p text:style-name="P3"><text:span text:style-name="T1">█░█░█████░███░█████░█</text:span></text:p>
      <text:p text:style-name="P3"><text:span text:style-name="T1">█░█░█░░░░░░░█░░░░░█░█</text:span></text:p>
      <text:p text:style-name="P3"><text:span text:style-name="T1">█████░███░███████░███</text:span></text:p>
      <text:p text:style-name="P3"><text:span text:style-name="T1">█░░░░░░░█░█░█░█░░░░░█</text:span></text:p>
      <text:p text:style-name="P3"><text:span text:style-name="T1">███████░█░█░█░█░███░█</text:span></text:p>
      <text:p text:style-name="P3"><text:span text:style-name="T1">█░░░░░░░█░█░░░░░█░░░█</text:span></text:p>
      <text:p text:style-name="P3"><text:span text:style-name="T1">█████████████████████</text:span></text:p>
      <text:p text:style-name="P3"><text:soft-page-break/><text:span text:style-name="T1">█████████████████████</text:span></text:p>
      <text:p text:style-name="P3"><text:span text:style-name="T1">█░░░░░░░░░░░░░█░░░█░█</text:span></text:p>
      <text:p text:style-name="P3"><text:span text:style-name="T1">█░█████████░███░███░█</text:span></text:p>
      <text:p text:style-name="P3"><text:span text:style-name="T1">█░░░░░█░░░░░░░░░░░█░█</text:span></text:p>
      <text:p text:style-name="P3"><text:span text:style-name="T1">█░███░█████░█░█░███░█</text:span></text:p>
      <text:p text:style-name="P3"><text:span text:style-name="T1">█░█░█░░░░░█░█░█░█░█░█</text:span></text:p>
      <text:p text:style-name="P3"><text:span text:style-name="T1">███░█░███░█████░█░█░█</text:span></text:p>
      <text:p text:style-name="P3"><text:span text:style-name="T1">█░░░█░░░█░█░░░░░░░░░█</text:span></text:p>
      <text:p text:style-name="P3"><text:span text:style-name="T1">█░█░█░███░█████░█░███</text:span></text:p>
      <text:p text:style-name="P3"><text:span text:style-name="T1">█░█░█░█░█░█░░░█░█░░░█</text:span></text:p>
      <text:p text:style-name="P3"><text:span text:style-name="T1">█░█░███░█░███░█████░█</text:span></text:p>
      <text:p text:style-name="P3"><text:span text:style-name="T1">█░█░░░░░█░░░█░░░░░█░█</text:span></text:p>
      <text:p text:style-name="P3"><text:span text:style-name="T1">███████░███░█░█░███░█</text:span></text:p>
      <text:p text:style-name="P3"><text:span text:style-name="T1">█░█░░░░░░░░░█░█░░░█░█</text:span></text:p>
      <text:p text:style-name="P3"><text:span text:style-name="T1">█░███░███████████░█░█</text:span></text:p>
      <text:p text:style-name="P3"><text:span text:style-name="T1">█░█░░░░░░░█░█░░░░░█░█</text:span></text:p>
      <text:p text:style-name="P3"><text:span text:style-name="T1">█░█░█████░█░█░█░█░█░█</text:span></text:p>
      <text:p text:style-name="P3"><text:span text:style-name="T1">█░░░░░░░█░█░█░█░█░░░█</text:span></text:p>
      <text:p text:style-name="P3"><text:span text:style-name="T1">█████████░█░█░█████░█</text:span></text:p>
      <text:p text:style-name="P3"><text:span text:style-name="T1">█░░░░░░░░░░░█░░░░░█░█</text:span></text:p>
      <text:p text:style-name="P3"><text:span text:style-name="T1">█████████████████████</text:span></text:p>
      <text:p text:style-name="P3"><text:soft-page-break/><text:span text:style-name="T1">█████████████████████</text:span></text:p>
      <text:p text:style-name="P3"><text:span text:style-name="T1">█░░░░░░░░░█░░░░░█░█░█</text:span></text:p>
      <text:p text:style-name="P3"><text:span text:style-name="T1">█░█░█░███░█░███░█░█░█</text:span></text:p>
      <text:p text:style-name="P3"><text:span text:style-name="T1">█░█░█░█░░░░░░░█░░░░░█</text:span></text:p>
      <text:p text:style-name="P3"><text:span text:style-name="T1">█░█░█████████████░███</text:span></text:p>
      <text:p text:style-name="P3"><text:span text:style-name="T1">█░█░█░░░█░█░░░░░█░░░█</text:span></text:p>
      <text:p text:style-name="P3"><text:span text:style-name="T1">█████░███░█░███░█░███</text:span></text:p>
      <text:p text:style-name="P3"><text:span text:style-name="T1">█░░░░░░░░░░░█░░░░░█░█</text:span></text:p>
      <text:p text:style-name="P3"><text:span text:style-name="T1">███░███████░█░███░█░█</text:span></text:p>
      <text:p text:style-name="P3"><text:span text:style-name="T1">█░░░█░░░░░█░█░░░█░░░█</text:span></text:p>
      <text:p text:style-name="P3"><text:span text:style-name="T1">█████░███░█░███████░█</text:span></text:p>
      <text:p text:style-name="P3"><text:span text:style-name="T1">█░█░█░█░░░░░█░░░█░░░█</text:span></text:p>
      <text:p text:style-name="P3"><text:span text:style-name="T1">█░█░███░███░█░█████░█</text:span></text:p>
      <text:p text:style-name="P3"><text:span text:style-name="T1">█░░░░░░░█░█░░░█░░░░░█</text:span></text:p>
      <text:p text:style-name="P3"><text:span text:style-name="T1">█░███████░█░███████░█</text:span></text:p>
      <text:p text:style-name="P3"><text:span text:style-name="T1">█░█░█░█░█░█░█░░░░░░░█</text:span></text:p>
      <text:p text:style-name="P3"><text:span text:style-name="T1">█░█░█░█░█░███░█░███░█</text:span></text:p>
      <text:p text:style-name="P3"><text:span text:style-name="T1">█░░░█░░░░░░░█░█░█░░░█</text:span></text:p>
      <text:p text:style-name="P3"><text:span text:style-name="T1">███░█░███████░███░█░█</text:span></text:p>
      <text:p text:style-name="P3"><text:span text:style-name="T1">█░░░░░░░░░█░░░░░█░█░█</text:span></text:p>
      <text:p text:style-name="P3"><text:span text:style-name="T1">█████████████████████</text:span></text:p>
      <text:p text:style-name="P3"><text:soft-page-break/><text:span text:style-name="T1">█████████████████████</text:span></text:p>
      <text:p text:style-name="P3"><text:span text:style-name="T1">█░░░█░░░░░█░░░░░░░░░█</text:span></text:p>
      <text:p text:style-name="P3"><text:span text:style-name="T1">███░█░███░███████░█░█</text:span></text:p>
      <text:p text:style-name="P3"><text:span text:style-name="T1">█░░░█░█░░░█░░░█░░░█░█</text:span></text:p>
      <text:p text:style-name="P3"><text:span text:style-name="T1">█░███░█░█░█░███████░█</text:span></text:p>
      <text:p text:style-name="P3"><text:span text:style-name="T1">█░█░░░█░█░█░░░█░░░█░█</text:span></text:p>
      <text:p text:style-name="P3"><text:span text:style-name="T1">█░█░█░███░███░█░███░█</text:span></text:p>
      <text:p text:style-name="P3"><text:span text:style-name="T1">█░░░█░█░░░█░█░░░█░█░█</text:span></text:p>
      <text:p text:style-name="P3"><text:span text:style-name="T1">█░███████░█░███░█░█░█</text:span></text:p>
      <text:p text:style-name="P3"><text:span text:style-name="T1">█░█░░░░░░░█░░░░░░░█░█</text:span></text:p>
      <text:p text:style-name="P3"><text:span text:style-name="T1">███████░███░█░███░█░█</text:span></text:p>
      <text:p text:style-name="P3"><text:span text:style-name="T1">█░░░░░░░░░█░█░█░░░█░█</text:span></text:p>
      <text:p text:style-name="P3"><text:span text:style-name="T1">█░█░███░█████░█████░█</text:span></text:p>
      <text:p text:style-name="P3"><text:span text:style-name="T1">█░█░░░█░░░░░█░░░░░█░█</text:span></text:p>
      <text:p text:style-name="P3"><text:span text:style-name="T1">█░███░███████░███░█░█</text:span></text:p>
      <text:p text:style-name="P3"><text:span text:style-name="T1">█░░░█░░░░░█░░░░░█░█░█</text:span></text:p>
      <text:p text:style-name="P3"><text:span text:style-name="T1">█████████░█░███░███░█</text:span></text:p>
      <text:p text:style-name="P3"><text:span text:style-name="T1">█░░░░░░░░░░░█░░░░░░░█</text:span></text:p>
      <text:p text:style-name="P3"><text:span text:style-name="T1">█░███░█░███░█████░█░█</text:span></text:p>
      <text:p text:style-name="P3"><text:span text:style-name="T1">█░█░░░█░░░█░░░░░█░█░█</text:span></text:p>
      <text:p text:style-name="P3"><text:span text:style-name="T1">█████████████████████</text:span></text:p>
      <text:p text:style-name="P3"><text:soft-page-break/><text:span text:style-name="T1">█████████████████████</text:span></text:p>
      <text:p text:style-name="P3"><text:span text:style-name="T1">█░█░░░█░░░░░░░█░░░░░█</text:span></text:p>
      <text:p text:style-name="P3"><text:span text:style-name="T1">█░███░█░█████░█░███░█</text:span></text:p>
      <text:p text:style-name="P3"><text:span text:style-name="T1">█░█░█░░░█░█░█░█░░░█░█</text:span></text:p>
      <text:p text:style-name="P3"><text:span text:style-name="T1">█░█░█████░█░█░█░█░█░█</text:span></text:p>
      <text:p text:style-name="P3"><text:span text:style-name="T1">█░░░█░░░░░░░░░░░█░█░█</text:span></text:p>
      <text:p text:style-name="P3"><text:span text:style-name="T1">███░█████░█████░█░███</text:span></text:p>
      <text:p text:style-name="P3"><text:span text:style-name="T1">█░░░░░░░░░█░█░█░█░░░█</text:span></text:p>
      <text:p text:style-name="P3"><text:span text:style-name="T1">█░█████░███░█░███░███</text:span></text:p>
      <text:p text:style-name="P3"><text:span text:style-name="T1">█░█░█░░░█░█░█░░░█░░░█</text:span></text:p>
      <text:p text:style-name="P3"><text:span text:style-name="T1">███░█░███░█░█░███░███</text:span></text:p>
      <text:p text:style-name="P3"><text:span text:style-name="T1">█░░░░░░░█░█░█░░░░░░░█</text:span></text:p>
      <text:p text:style-name="P3"><text:span text:style-name="T1">███░█░███░█░█████████</text:span></text:p>
      <text:p text:style-name="P3"><text:span text:style-name="T1">█░░░█░░░█░░░█░░░░░░░█</text:span></text:p>
      <text:p text:style-name="P3"><text:span text:style-name="T1">█░█░█████░███░███████</text:span></text:p>
      <text:p text:style-name="P3"><text:span text:style-name="T1">█░█░█░░░█░░░█░░░█░█░█</text:span></text:p>
      <text:p text:style-name="P3"><text:span text:style-name="T1">███░█░███░█░█░███░█░█</text:span></text:p>
      <text:p text:style-name="P3"><text:span text:style-name="T1">█░█░░░█░░░█░░░░░░░░░█</text:span></text:p>
      <text:p text:style-name="P3"><text:span text:style-name="T1">█░█░███░███████░█████</text:span></text:p>
      <text:p text:style-name="P3"><text:span text:style-name="T1">█░░░░░░░░░░░█░░░░░░░█</text:span></text:p>
      <text:p text:style-name="P3"><text:span text:style-name="T1">█████████████████████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20:34:47.626000000</meta:creation-date>
    <dc:date>2021-04-26T02:12:28.975000000</dc:date>
    <meta:editing-duration>PT13M34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66" meta:paragraph-count="966" meta:word-count="978" meta:character-count="16128" meta:non-whitespace-character-count="16116"/>
  </office:meta>
</office:document-meta>
</file>